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9">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20">
      <style:paragraph-properties fo:margin-top="0in" fo:margin-bottom="0in"/>
    </style:style>
    <style:style style:name="P115" style:family="paragraph" style:parent-style-name="Text_20_body" style:list-style-name="L21">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22">
      <style:paragraph-properties fo:margin-top="0in" fo:margin-bottom="0in"/>
    </style:style>
    <style:style style:name="P123" style:family="paragraph" style:parent-style-name="Text_20_body" style:list-style-name="L23">
      <style:paragraph-properties fo:margin-top="0in" fo:margin-bottom="0in"/>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Text_20_body" style:list-style-name="L24">
      <style:paragraph-properties fo:margin-top="0in" fo:margin-bottom="0in"/>
    </style:style>
    <style:style style:name="P160" style:family="paragraph" style:parent-style-name="Text_20_body" style:list-style-name="L25">
      <style:paragraph-properties fo:margin-top="0in" fo:margin-bottom="0in"/>
    </style:style>
    <style:style style:name="P161" style:family="paragraph" style:parent-style-name="Text_20_body" style:list-style-name="L26">
      <style:paragraph-properties fo:margin-top="0in" fo:margin-bottom="0in"/>
    </style:style>
    <style:style style:name="P162" style:family="paragraph" style:parent-style-name="Text_20_body" style:list-style-name="L27">
      <style:paragraph-properties fo:margin-top="0in" fo:margin-bottom="0in"/>
    </style:style>
    <style:style style:name="P163" style:family="paragraph" style:parent-style-name="Text_20_body" style:list-style-name="L28">
      <style:paragraph-properties fo:margin-top="0in" fo:margin-bottom="0in"/>
    </style:style>
    <style:style style:name="P164" style:family="paragraph" style:parent-style-name="Text_20_body" style:list-style-name="L29">
      <style:paragraph-properties fo:margin-top="0in" fo:margin-bottom="0in"/>
    </style:style>
    <style:style style:name="P165" style:family="paragraph" style:parent-style-name="Text_20_body" style:list-style-name="L30">
      <style:paragraph-properties fo:margin-top="0in" fo:margin-bottom="0in"/>
    </style:style>
    <style:style style:name="P166" style:family="paragraph" style:parent-style-name="Text_20_body" style:list-style-name="L31">
      <style:paragraph-properties fo:margin-top="0in" fo:margin-bottom="0in"/>
    </style:style>
    <style:style style:name="P167" style:family="paragraph" style:parent-style-name="Text_20_body" style:list-style-name="L32">
      <style:paragraph-properties fo:margin-top="0in" fo:margin-bottom="0in"/>
    </style:style>
    <style:style style:name="P168" style:family="paragraph" style:parent-style-name="Text_20_body" style:list-style-name="L33">
      <style:paragraph-properties fo:margin-top="0in" fo:margin-bottom="0in"/>
    </style:style>
    <style:style style:name="P169" style:family="paragraph" style:parent-style-name="Text_20_body" style:list-style-name="L3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apter 2 -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to-begin-more-detailed-study-of-participant-interactions-taken-from-video-recordings-i-use-vignette-to-give-a-snapshot-of-the-interactions-of-one-family." office:name=""><text:span text:style-name="Definition">To begin more detailed study of participant interactions taken from video recordings I use vignette to give a snapshot of the interactions of one family.</text:span></text:a></text:p>
            </text:list-item>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use-of-gdps-explored-from-a-cultural-focus" office:name=""><text:span text:style-name="Definition">Use of GDPs explored from a cultural focus</text:span></text:a></text:p>
          <text:list text:style-name="L3">
            <text:list-item>
              <text:p text:style-name="P3"><text:a xlink:type="simple" xlink:href="#gdps-and-the-emergence-of-gameplay-concepts-and-practices-through-playtesting" office:name=""><text:span text:style-name="Definition">GDPs and the emergence of gameplay concepts and practices through Playtesting</text:span></text:a></text:p>
              <text:list text:style-name="L4">
                <text:list-item>
                  <text:p text:style-name="P4"><text:a xlink:type="simple" xlink:href="#use-of-evolving-language-and-practices-in-informal-feedback-to-direct-modification-of-games" office:name=""><text:span text:style-name="Definition">Use of evolving language and practices in informal feedback to direct modification of games</text:span></text:a></text:p>
                </text:list-item>
                <text:list-item>
                  <text:p text:style-name="P4"><text:a xlink:type="simple" xlink:href="#developing-a-language-for-the-intangible---evolving-concepts-of-game-challenge-and-game-feel---perhaps-move-to-last-section-personal" office:name=""><text:span text:style-name="Definition">Developing a language for the intangible - Evolving concepts of Game Challenge and Game Feel - PERHAPS MOVE TO LAST SECTION / PERSONAL</text:span></text:a></text:p>
                </text:list-item>
                <text:list-item>
                  <text:p text:style-name="P4"><text:a xlink:type="simple" xlink:href="#other-examples-of-emerging-concepts-practices" office:name=""><text:span text:style-name="Definition">Other examples of emerging concepts / practices</text:span></text:a></text:p>
                </text:list-item>
              </text:list>
            </text:list-item>
            <text:list-item>
              <text:p text:style-name="P3"><text:a xlink:type="simple" xlink:href="#gdps-propagation-through-peer-activity-leading-from-playtesting" office:name=""><text:span text:style-name="Definition">GDPs propagation through peer activity leading from Playtesting</text:span></text:a></text:p>
            </text:list-item>
            <text:list-item>
              <text:p text:style-name="P3"><text:a xlink:type="simple" xlink:href="#use-of-gdp-to-facilitate-apprenticeship-in-wider-cultural-practices" office:name=""><text:span text:style-name="Definition">Use of GDP to facilitate apprenticeship in wider cultural practices</text:span></text:a></text:p>
              <text:list text:style-name="L5">
                <text:list-item>
                  <text:p text:style-name="P5"><text:a xlink:type="simple" xlink:href="#practitioner-and-setting-influences-on-community-apprenticeship-practices" office:name=""><text:span text:style-name="Definition">Practitioner and setting influences on community apprenticeship practices</text:span></text:a></text:p>
                </text:list-item>
                <text:list-item>
                  <text:p text:style-name="P5"><text:a xlink:type="simple" xlink:href="#use-of-help-and-documentation-related-to-gdp" office:name=""><text:span text:style-name="Definition">Use of Help and Documentation related to GDP</text:span></text:a></text:p>
                </text:list-item>
                <text:list-item>
                  <text:p text:style-name="P5"><text:a xlink:type="simple" xlink:href="#example-of-use-of-professional-practices" office:name=""><text:span text:style-name="Definition">Example of use of professional practices</text:span></text:a></text:p>
                </text:list-item>
                <text:list-item>
                  <text:p text:style-name="P5"><text:a xlink:type="simple" xlink:href="#discussion-and-transition" office:name=""><text:span text:style-name="Definition">Discussion and Transition</text:span></text:a></text:p>
                </text:list-item>
              </text:list>
            </text:list-item>
          </text:list>
        </text:list-item>
        <text:list-item>
          <text:p text:style-name="P1"><text:a xlink:type="simple" xlink:href="#gdps-and-guided-participation" office:name=""><text:span text:style-name="Definition">GDPs and Guided Participation</text:span></text:a></text:p>
          <text:list text:style-name="L6">
            <text:list-item>
              <text:p text:style-name="P6"><text:a xlink:type="simple" xlink:href="#gdps-for-prioritisation-and-informal-task-division" office:name=""><text:span text:style-name="Definition">GDPs for prioritisation and informal task division</text:span></text:a></text:p>
            </text:list-item>
            <text:list-item>
              <text:p text:style-name="P6"><text:a xlink:type="simple" xlink:href="#gdps-to-help-direct-task-delegation-and-sustaining-participation" office:name=""><text:span text:style-name="Definition">GDPs to help Direct task delegation and sustaining participation</text:span></text:a></text:p>
            </text:list-item>
            <text:list-item>
              <text:p text:style-name="P6"><text:a xlink:type="simple" xlink:href="#sustaining-engagement-parental-prompts-aligned-with-ideation-stages" office:name=""><text:span text:style-name="Definition">Sustaining Engagement: Parental prompts aligned with ideation stages</text:span></text:a></text:p>
            </text:list-item>
            <text:list-item>
              <text:p text:style-name="P6"><text:a xlink:type="simple" xlink:href="#other-examples-of-gdps-helping-ideation-and-sustaining-activities" office:name=""><text:span text:style-name="Definition">Other examples of GDPs helping ideation and sustaining activities</text:span></text:a></text:p>
            </text:list-item>
            <text:list-item>
              <text:p text:style-name="P6"><text:a xlink:type="simple" xlink:href="#gdp-aiding-ideation-home-learning-practices---an-example-paper-prototyping" office:name=""><text:span text:style-name="Definition">GDP aiding ideation / home learning practices - an example paper prototyping</text:span></text:a></text:p>
              <text:list text:style-name="L7">
                <text:list-item>
                  <text:p text:style-name="P7"><text:a xlink:type="simple" xlink:href="#granular-and-grokkable-nature-of-gdps" office:name=""><text:span text:style-name="Definition">Granular and grokkable nature of GDPs</text:span></text:a></text:p>
                </text:list-item>
              </text:list>
            </text:list-item>
            <text:list-item>
              <text:p text:style-name="P6"><text:a xlink:type="simple" xlink:href="#gdps-facilitating-designing-for-others" office:name=""><text:span text:style-name="Definition">GDPs facilitating designing for others</text:span></text:a></text:p>
              <text:list text:style-name="L8">
                <text:list-item>
                  <text:p text:style-name="P8"><text:a xlink:type="simple" xlink:href="#vignette-a" office:name=""><text:span text:style-name="Definition">Vignette A</text:span></text:a></text:p>
                </text:list-item>
                <text:list-item>
                  <text:p text:style-name="P8"><text:a xlink:type="simple" xlink:href="#more-examples-of-designing-for-others-shifts-of-perspective" office:name=""><text:span text:style-name="Definition">More examples of designing for others / shifts of perspective</text:span></text:a></text:p>
                </text:list-item>
                <text:list-item>
                  <text:p text:style-name="P8"><text:a xlink:type="simple" xlink:href="#interpretation-of-data-on-designing-for-others" office:name=""><text:span text:style-name="Definition">Interpretation of data on designing for others</text:span></text:a></text:p>
                </text:list-item>
              </text:list>
            </text:list-item>
            <text:list-item>
              <text:p text:style-name="P6"><text:a xlink:type="simple" xlink:href="#gdp-driving-adoption-of-technical-terminology---perhaps-drop-move" office:name=""><text:span text:style-name="Definition">GDP driving adoption of technical terminology - perhaps drop / move</text:span></text:a></text:p>
              <text:list text:style-name="L9">
                <text:list-item>
                  <text:p text:style-name="P9"><text:a xlink:type="simple" xlink:href="#interpretation-of-data-on-evolving-technical-processes" office:name=""><text:span text:style-name="Definition">Interpretation of data on evolving technical processes</text:span></text:a></text:p>
                </text:list-item>
              </text:list>
            </text:list-item>
            <text:list-item>
              <text:p text:style-name="P6"><text:a xlink:type="simple" xlink:href="#gdps-scaffolding-the-product-revision-process-and-debugging" office:name=""><text:span text:style-name="Definition">GDPs scaffolding the product revision process and debugging</text:span></text:a></text:p>
              <text:list text:style-name="L10">
                <text:list-item>
                  <text:p text:style-name="P10"><text:a xlink:type="simple" xlink:href="#sh-and-debugging-as-a-domain-specific-practice" office:name=""><text:span text:style-name="Definition">Sh and Debugging as a domain specific practice</text:span></text:a></text:p>
                </text:list-item>
                <text:list-item>
                  <text:p text:style-name="P10"><text:a xlink:type="simple" xlink:href="#building-fluidity-on-process." office:name=""><text:span text:style-name="Definition">Building fluidity on process.</text:span></text:a></text:p>
                </text:list-item>
              </text:list>
            </text:list-item>
          </text:list>
        </text:list-item>
        <text:list-item>
          <text:p text:style-name="P1"><text:a xlink:type="simple" xlink:href="#gdps-and-the-personal-plane" office:name=""><text:span text:style-name="Definition">GDPs and the personal plane</text:span></text:a></text:p>
          <text:list text:style-name="L11">
            <text:list-item>
              <text:p text:style-name="P11"><text:a xlink:type="simple" xlink:href="#use-of-gdp-when-demonstrating-personal-understandings-in-community-activity" office:name=""><text:span text:style-name="Definition">Use of GDP when demonstrating personal understandings in community activity</text:span></text:a></text:p>
              <text:list text:style-name="L12">
                <text:list-item>
                  <text:p text:style-name="P12"><text:a xlink:type="simple" xlink:href="#expression-of-evolution-of-practices" office:name=""><text:span text:style-name="Definition">Expression of evolution of practices</text:span></text:a></text:p>
                </text:list-item>
                <text:list-item>
                  <text:p text:style-name="P12"><text:a xlink:type="simple" xlink:href="#evolution-of-language-and-use-of-terms-compared-to-processes" office:name=""><text:span text:style-name="Definition">Evolution of language and use of terms? (compared to processes)</text:span></text:a></text:p>
                </text:list-item>
                <text:list-item>
                  <text:p text:style-name="P12"><text:a xlink:type="simple" xlink:href="#discussion" office:name=""><text:span text:style-name="Definition">Discussion</text:span></text:a></text:p>
                </text:list-item>
              </text:list>
            </text:list-item>
            <text:list-item>
              <text:p text:style-name="P11"><text:a xlink:type="simple" xlink:href="#gdp-as-a-way-to-surface-computational-thinking-and-systems-concepts" office:name=""><text:span text:style-name="Definition">GDP as a way to surface Computational Thinking and Systems Concepts</text:span></text:a></text:p>
              <text:list text:style-name="L13">
                <text:list-item>
                  <text:p text:style-name="P13"><text:a xlink:type="simple" xlink:href="#cts-emerging-in-the-wild." office:name=""><text:span text:style-name="Definition">CTs emerging in the wild.</text:span></text:a></text:p>
                </text:list-item>
              </text:list>
            </text:list-item>
          </text:list>
        </text:list-item>
        <text:list-item>
          <text:p text:style-name="P1"><text:a xlink:type="simple" xlink:href="#additional-chapter-discussion" office:name=""><text:span text:style-name="Definition">Additional Chapter Discussion</text:span></text:a></text:p>
          <text:list text:style-name="L14">
            <text:list-item>
              <text:p text:style-name="P14"><text:a xlink:type="simple" xlink:href="#agency-autonomy-and-walled-gardens" office:name=""><text:span text:style-name="Definition">Agency, Autonomy and Walled Gardens</text:span></text:a></text:p>
            </text:list-item>
            <text:list-item>
              <text:p text:style-name="P14"><text:a xlink:type="simple" xlink:href="#use-of-restricted-set-of-collated-gdp-patterns" office:name=""><text:span text:style-name="Definition">Use of restricted set of collated GDP patterns</text:span></text:a></text:p>
            </text:list-item>
            <text:list-item>
              <text:p text:style-name="P14"><text:a xlink:type="simple" xlink:href="#breaking-out---on-the-organic-evolution-of-the-design" office:name=""><text:span text:style-name="Definition">Breaking out - on the organic evolution of the design</text:span></text:a></text:p>
            </text:list-item>
            <text:list-item>
              <text:p text:style-name="P14"><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 text:style-name="L15">
                <text:list-item>
                  <text:p text:style-name="P15"><text:a xlink:type="simple" xlink:href="#gdp-as-concrete-enough-to-be-understandable-but-abstract-enough-to-be-replicable" office:name=""><text:span text:style-name="Definition">GDP as concrete enough to be understandable but abstract enough to be replicable</text:span></text:a></text:p>
                </text:list-item>
                <text:list-item>
                  <text:p text:style-name="P15"><text:a xlink:type="simple" xlink:href="#technical-concepts-suiting-transfer" office:name=""><text:span text:style-name="Definition">Technical concepts suiting transfer</text:span></text:a></text:p>
                </text:list-item>
                <text:list-item>
                  <text:p text:style-name="P15"><text:a xlink:type="simple" xlink:href="#use-of-gdp-as-communication-short-cuts" office:name=""><text:span text:style-name="Definition">Use of GDP as communication short cuts</text:span></text:a></text:p>
                </text:list-item>
              </text:list>
            </text:list-item>
            <text:list-item>
              <text:p text:style-name="P14"><text:a xlink:type="simple" xlink:href="#call-back-to-design-practices" office:name=""><text:span text:style-name="Definition">Call back to design practices</text:span></text:a></text:p>
              <text:list text:style-name="L16">
                <text:list-item>
                  <text:p text:style-name="P16"><text:a xlink:type="simple" xlink:href="#game-design-to-get-under-the-hood---games-as-a-design-artefact" office:name=""><text:span text:style-name="Definition">Game design to get under the hood - games as a design artefact</text:span></text:a></text:p>
                </text:list-item>
              </text:list>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methods/ methodology are included.</text:p>
      <text:list text:style-name="L17">
        <text:list-item>
          <text:p text:style-name="P17">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17">The study uses mixed methods in methodology. Informed by analysis of journal diary, notes, video data and interviews (Methodology)</text:p>
        </text:list-item>
        <text:list-item>
          <text:p text:style-name="P17">The research design evolved as the game making program was underway based on feedback and reactions of the participants (supported precedent in design-based research) (Methodology)</text:p>
        </text:list-item>
        <text:list-item>
          <text:p text:style-name="P17">A long pilot course and development stage resulted in extensive support materials and activities which I have structured into a learning design called 3M (Methodology + see recent chapter on 3M model)</text:p>
        </text:list-item>
        <text:list-item>
          <text:p text:style-name="P17">Game making is based on remixing code from an existing incomplete game template (half-baked games &amp; scratch community processes) (Literature review and Design)</text:p>
        </text:list-item>
        <text:list-item>
          <text:p text:style-name="P17">A narrow data samples has been used for this study. This prioritises a greater depth of analysis on interactions over generalisation. This is justified in a section on data validity in Methdology chpater.<text:line-break/></text:p>
        </text:list-item>
        <text:list-item>
          <text:p text:style-name="P17">Results chapters use Rogoff’s 3 planes of analysis (Cultural, Interpersonal and Personal) which aligns well with AT (Methodology)</text:p>
        </text:list-item>
        <text:list-item>
          <text:p text:style-name="P17">The concepts of resolving tensions within activity from Activity Theory are used to explore the evolution of the design of activities and resources. (Design results)</text:p>
        </text:list-item>
        <text:list-item>
          <text:p text:style-name="P17">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18">
        <text:list-item>
          <text:p text:style-name="P18">How can game design patterns support the development of coding practices by novices?</text:p>
        </text:list-item>
        <text:list-item>
          <text:p text:style-name="P18">How can the experience of fostering community focused digital game making practices inform wider practice in this area?</text:p>
        </text:list-item>
        <text:list-item>
          <text:p text:style-name="P18"><text:span text:style-name="T1">New question</text:span> - How can learners build agency in an evolving community of game maker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text:p>
      <text:p text:style-name="Text_20_body">This chapter analyses a sub-activity system to the creation of the whole game, namely the implementation of individual game design patterns (GDPs). The implementation of GDPs as a unit of activity allows for a more detailed and granular exploration of the many actions and operations that comprise each pattern. In the following sections, I draw on such detailed observations of participants in practice to outline how GDPs are used by participants.</text:p>
      <text:p text:style-name="Text_20_body">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h text:style-name="Heading_20_4" text:outline-level="4"><text:bookmark-start text:name="to-begin-more-detailed-study-of-participant-interactions-taken-from-video-recordings-i-use-vignette-to-give-a-snapshot-of-the-interactions-of-one-family."/>To begin more detailed study of participant interactions taken from video recordings I use vignette to give a snapshot of the interactions of one family.<text:bookmark-end text:name="to-begin-more-detailed-study-of-participant-interactions-taken-from-video-recordings-i-use-vignette-to-give-a-snapshot-of-the-interactions-of-one-family."/></text:h>
      <text:p text:style-name="First_20_paragraph">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ogoff</text:p>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 using the foci of cultural, interpersonal and personal activity <text:reference-mark-start text:name="ZOTERO_ITEM CSL_CITATION {&quot;schema&quot;:&quot;https://github.com/citation-style-language/schema/raw/master/csl-citation.json&quot;,&quot;citationItems&quot;:[{&quot;prefix&quot;:&quot;&quot;,&quot;id&quot;:3402,&quot;suffix&quot;:&quot;&quot;,&quot;uris&quot;:[&quot;http://zotero.org/users/1913249/items/ZMN79J65&quot;],&quot;itemData&quot;:{&quot;type&quot;:&quot;chapter&quot;,&quot;id&quot;:&quot;rogoff_observing_1995-1&quot;,&quot;citation-key&quot;:&quot;rogoff_observing_1995-1&quot;,&quot;container-title&quot;:&quot;Sociocultural studies of mind&quot;,&quot;title-short&quot;:&quot;Observing sociocultural activity on three planes&quot;,&quot;publisher-place&quot;:&quot;New York, NY, US&quot;,&quot;title&quot;:&quot;Observing sociocultural activity on three planes: Participatory appropriation, guided participation, and apprenticeship&quot;,&quot;source&quot;:&quot;APA PsycNet&quot;,&quot;publisher&quot;:&quot;Cambridge University Press&quot;,&quot;issued&quot;:{&quot;date-parts&quot;:[[1995]]},&quot;page&quot;:&quot;139-164&quot;,&quot;collection-title&quot;:&quot;Learning in doing: Social, cognitive, and computational aspects&quot;,&quot;event-place&quot;:&quot;New York, NY, US&quot;,&quot;author&quot;:[{&quot;family&quot;:&quot;Rogoff&quot;,&quot;given&quot;:&quot;Barbara&quot;}]},&quot;uri&quot;:[&quot;http://zotero.org/users/1913249/items/ZMN79J65&quot;]}],&quot;properties&quot;:{&quot;formattedCitation&quot;:&quot;[@rogoff_observing_1995-1]&quot;,&quot;noteIndex&quot;:0},&quot;citationID&quot;:&quot;kuuxfith&quot;} RNDomqjnyxqsd"/>&lt;Do Zotero Refresh: [@rogoff_observing_1995-1]&gt;<text:reference-mark-end text:name="ZOTERO_ITEM CSL_CITATION {&quot;schema&quot;:&quot;https://github.com/citation-style-language/schema/raw/master/csl-citation.json&quot;,&quot;citationItems&quot;:[{&quot;prefix&quot;:&quot;&quot;,&quot;id&quot;:3402,&quot;suffix&quot;:&quot;&quot;,&quot;uris&quot;:[&quot;http://zotero.org/users/1913249/items/ZMN79J65&quot;],&quot;itemData&quot;:{&quot;type&quot;:&quot;chapter&quot;,&quot;id&quot;:&quot;rogoff_observing_1995-1&quot;,&quot;citation-key&quot;:&quot;rogoff_observing_1995-1&quot;,&quot;container-title&quot;:&quot;Sociocultural studies of mind&quot;,&quot;title-short&quot;:&quot;Observing sociocultural activity on three planes&quot;,&quot;publisher-place&quot;:&quot;New York, NY, US&quot;,&quot;title&quot;:&quot;Observing sociocultural activity on three planes: Participatory appropriation, guided participation, and apprenticeship&quot;,&quot;source&quot;:&quot;APA PsycNet&quot;,&quot;publisher&quot;:&quot;Cambridge University Press&quot;,&quot;issued&quot;:{&quot;date-parts&quot;:[[1995]]},&quot;page&quot;:&quot;139-164&quot;,&quot;collection-title&quot;:&quot;Learning in doing: Social, cognitive, and computational aspects&quot;,&quot;event-place&quot;:&quot;New York, NY, US&quot;,&quot;author&quot;:[{&quot;family&quot;:&quot;Rogoff&quot;,&quot;given&quot;:&quot;Barbara&quot;}]},&quot;uri&quot;:[&quot;http://zotero.org/users/1913249/items/ZMN79J65&quot;]}],&quot;properties&quot;:{&quot;formattedCitation&quot;:&quot;[@rogoff_observing_1995-1]&quot;,&quot;noteIndex&quot;:0},&quot;citationID&quot;:&quot;kuuxfith&quot;} RNDomqjnyxqsd"/>. More detailed interpretation and analyis of these interactions follow in later sections.</text:p>
      <text:p text:style-name="Text_20_body"><text:span text:style-name="T1">Cultural Focus</text:span></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text:p>
      <text:p text:style-name="Text_20_body">In the above interactions, there is cultural understanding of the conventions of a platformer game being shown by both the child and adult. Keys and Doors as desired a game design pattern appears to prompt engagement with the game making process. This is evident in the way with the child introduces and repeats the name of the pattern in a sing song voice in this interaction.</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mischievous desire to play against game conventions with a desire to confuse or disorient players. (my interpretation based on another extract explored later?)</text:p>
      <text:p text:style-name="Text_20_body"><text:span text:style-name="T1">Interpersonal Focus - Guided Participation</text:span>: 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MOVE THIS LATER - FIND A PLACE - CALL BACK TO IT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MOVE THIS LATER - FIND A PLACE - CALL BACK TO IT 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Text_20_body"><text:span text:style-name="T1">Personal Focus - Participatory Appropriation</text:spa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schema&quot;:&quot;https://github.com/citation-style-language/schema/raw/master/csl-citation.json&quot;,&quot;citationItems&quot;:[{&quot;prefix&quot;:&quot;&quot;,&quot;id&quot;:3402,&quot;suffix&quot;:&quot;&quot;,&quot;uris&quot;:[&quot;http://zotero.org/users/1913249/items/ZMN79J65&quot;],&quot;itemData&quot;:{&quot;type&quot;:&quot;chapter&quot;,&quot;id&quot;:&quot;rogoff_observing_1995-1&quot;,&quot;citation-key&quot;:&quot;rogoff_observing_1995-1&quot;,&quot;container-title&quot;:&quot;Sociocultural studies of mind&quot;,&quot;title-short&quot;:&quot;Observing sociocultural activity on three planes&quot;,&quot;publisher-place&quot;:&quot;New York, NY, US&quot;,&quot;title&quot;:&quot;Observing sociocultural activity on three planes: Participatory appropriation, guided participation, and apprenticeship&quot;,&quot;source&quot;:&quot;APA PsycNet&quot;,&quot;publisher&quot;:&quot;Cambridge University Press&quot;,&quot;issued&quot;:{&quot;date-parts&quot;:[[1995]]},&quot;page&quot;:&quot;139-164&quot;,&quot;collection-title&quot;:&quot;Learning in doing: Social, cognitive, and computational aspects&quot;,&quot;event-place&quot;:&quot;New York, NY, US&quot;,&quot;author&quot;:[{&quot;family&quot;:&quot;Rogoff&quot;,&quot;given&quot;:&quot;Barbara&quot;}]},&quot;uri&quot;:[&quot;http://zotero.org/users/1913249/items/ZMN79J65&quot;]}],&quot;properties&quot;:{&quot;formattedCitation&quot;:&quot;[@rogoff_observing_1995-1]&quot;,&quot;noteIndex&quot;:0},&quot;citationID&quot;:&quot;pagduekd&quot;} RNDczfnvphqnm"/>&lt;Do Zotero Refresh: [@rogoff_observing_1995-1]&gt;<text:reference-mark-end text:name="ZOTERO_ITEM CSL_CITATION {&quot;schema&quot;:&quot;https://github.com/citation-style-language/schema/raw/master/csl-citation.json&quot;,&quot;citationItems&quot;:[{&quot;prefix&quot;:&quot;&quot;,&quot;id&quot;:3402,&quot;suffix&quot;:&quot;&quot;,&quot;uris&quot;:[&quot;http://zotero.org/users/1913249/items/ZMN79J65&quot;],&quot;itemData&quot;:{&quot;type&quot;:&quot;chapter&quot;,&quot;id&quot;:&quot;rogoff_observing_1995-1&quot;,&quot;citation-key&quot;:&quot;rogoff_observing_1995-1&quot;,&quot;container-title&quot;:&quot;Sociocultural studies of mind&quot;,&quot;title-short&quot;:&quot;Observing sociocultural activity on three planes&quot;,&quot;publisher-place&quot;:&quot;New York, NY, US&quot;,&quot;title&quot;:&quot;Observing sociocultural activity on three planes: Participatory appropriation, guided participation, and apprenticeship&quot;,&quot;source&quot;:&quot;APA PsycNet&quot;,&quot;publisher&quot;:&quot;Cambridge University Press&quot;,&quot;issued&quot;:{&quot;date-parts&quot;:[[1995]]},&quot;page&quot;:&quot;139-164&quot;,&quot;collection-title&quot;:&quot;Learning in doing: Social, cognitive, and computational aspects&quot;,&quot;event-place&quot;:&quot;New York, NY, US&quot;,&quot;author&quot;:[{&quot;family&quot;:&quot;Rogoff&quot;,&quot;given&quot;:&quot;Barbara&quot;}]},&quot;uri&quot;:[&quot;http://zotero.org/users/1913249/items/ZMN79J65&quot;]}],&quot;properties&quot;:{&quot;formattedCitation&quot;:&quot;[@rogoff_observing_1995-1]&quot;,&quot;noteIndex&quot;:0},&quot;citationID&quot;:&quot;pagduekd&quot;} RNDczfnvphqnm"/>,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e child shows their personal knowledge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h text:style-name="Heading_20_3" text:outline-level="3"><text:bookmark-start text:name="gdps-and-the-emergence-of-gameplay-concepts-and-practices-through-playtesting"/>GDPs and the emergence of gameplay concepts and practices through Playtesting<text:bookmark-end text:name="gdps-and-the-emergence-of-gameplay-concepts-and-practices-through-playtesting"/></text:h>
      <text:h text:style-name="Heading_20_4" text:outline-level="4"><text:bookmark-start text:name="use-of-evolving-language-and-practices-in-informal-feedback-to-direct-modification-of-games"/>Use of evolving language and practices in informal feedback to direct modification of games<text:bookmark-end text:name="use-of-evolving-language-and-practices-in-informal-feedback-to-direct-modification-of-games"/></text:h>
      <text:p text:style-name="First_20_paragraph"><text:span text:style-name="T3">Terminology</text:span> The following example shows a patchy but evolving use of some of the terminology that has been introduced partly by facilitator interventions and partly emerging organically through community interaction.</text:p>
      <text:p text:style-name="Text_20_body">The parent Mi and her daughter Ne, the mother wants to export an image from the graphical editing tool and to import this into the game.</text:p>
      <text:p text:style-name="Text_20_body">MOVE EXAMPLE TO COMMUNITY DEVELOPMENT OF LANGUAGE ABOVE</text:p>
      <text:p text:style-name="P19">Mi: Right so I don't want this rocket here. I want the rocket to be the yellow thingie.</text:p>
      <text:p text:style-name="P20">Ne – Gold coins.</text:p>
      <text:p text:style-name="P21">Mi - Right so, What are you doing? Do you know what you are doing?</text:p>
      <text:p text:style-name="P22">I want the aliens to be the hazard, the rockets to be the gold coins and the spaceman to be the character.</text:p>
      <text:p text:style-name="P23">Mi: Poop Ping? (alarmed) What are you doing? What's poop ping.</text:p>
      <text:p text:style-name="P24">Where's my spaceman?</text:p>
      <text:p text:style-name="P25">Ne: Wait! What do you want the aliens as?</text:p>
      <text:p text:style-name="P26">Mi: The hazards.</text:p>
      <text:p text:style-name="P27">Mi: Yaaay!</text:p>
      <text:p text:style-name="P28">Mi: And now the rocket thing as the like you know the good thing - the reward.</text:p>
      <text:p text:style-name="P29">Ne: Who wants a rocket for their reward?</text:p>
      <text:p text:style-name="P30">Mi: Because if a spaceman gets to a rocket he can get home. But if he doesn't then the aliens get him.</text:p>
      <text:p text:style-name="P31">Ne: It's a very violent game.</text:p>
      <text:p text:style-name="P32">Mi: What <text:s text:c="1"/>?</text:p>
      <text:p text:style-name="P33">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developing-a-language-for-the-intangible---evolving-concepts-of-game-challenge-and-game-feel---perhaps-move-to-last-section-personal"/>Developing a language for the intangible - Evolving concepts of Game Challenge and Game Feel - PERHAPS MOVE TO LAST SECTION / PERSONAL<text:bookmark-end text:name="developing-a-language-for-the-intangible---evolving-concepts-of-game-challenge-and-game-feel---perhaps-move-to-last-section-persona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p text:style-name="Text_20_body">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34">Mi: (Talking to self) No! It's so hard that. (referring to a particular jump in her game.)</text:p>
      <text:p text:style-name="P35">Mick: How are you getting on Mi? It's looking good.</text:p>
      <text:p text:style-name="P36">Mick: (Noting frustrated air of Mi) Have you made it to hard.</text:p>
      <text:p text:style-name="P37">Mi: I don't know. Can you jump from here to here with this.. this.. him? (point to main character)</text:p>
      <text:p text:style-name="P38">Mick: So it look like you bump your head and fall down.</text:p>
      <text:p text:style-name="P39">Mick: One bit of friendly feedback that I would give you is that it's taking a long time to move left and right. And that is something that you can change if you want to.</text:p>
      <text:p text:style-name="P40">Mi: Oh right yeah.</text:p>
      <text:p text:style-name="P41">Mick: Yeah.</text:p>
      <text:p text:style-name="P42">Mi: Yeah, actually that's a good idea.</text:p>
      <text:p text:style-name="P43">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44">Ch: That looks nice (referring to the graphical look of the game)</text:p>
      <text:p text:style-name="P45">Mi invites Ch to play as she can't progress due to the difficult game controls.</text:p>
      <text:p text:style-name="P46"/>
      <text:p text:style-name="P47">Ch: It jumps super high but so slow <text:s text:c="1"/></text:p>
      <text:p text:style-name="P48">Pause.</text:p>
      <text:p text:style-name="P49">Mi: He has to go slow because he's an astronaut, you see. <text:s text:c="3"/></text:p>
      <text:p text:style-name="P50"/>
      <text:p text:style-name="P51">Ch: It's hard.</text:p>
      <text:p text:style-name="P52">Ch then leaves</text:p>
      <text:p text:style-name="P53"/>
      <text:p text:style-name="P54">Mi: (to peer parent with proud tone.) It's hard. Wow.</text:p>
      <text:p text:style-name="First_20_paragraph">Fi comes to play the game</text:p>
      <text:p text:style-name="P55">Fi: How much jump speed to you have?</text:p>
      <text:p text:style-name="P56">Fi: Your jump speed is massive.</text:p>
      <text:p text:style-name="First_20_paragraph">EXTEND CONTINUES TO TALK ABOUT CROPPING IMAGE ANOTHER COMMUNITY PRACTICE</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text:span text:style-name="T1">Organically evolving norming practices being fed back to the community</text:span></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a community norm comes from the personal experiences of the participants.</text:p>
      <text:p text:style-name="Text_20_body">This indirect comments aimed to direct direction of design mirrors some of the informal norming behaviours that are less directive seen in the work of Rogoff and colleagues [find work]. ( NOTE EXPLORE THIS PREVIOUSLY?)</text:p>
      <text:h text:style-name="Heading_20_4" text:outline-level="4"><text:bookmark-start text:name="other-examples-of-emerging-concepts-practices"/>Other examples of emerging concepts / practices<text:bookmark-end text:name="other-examples-of-emerging-concepts-practices"/></text:h>
      <text:p text:style-name="First_20_paragraph">These kind of feedback were present in many exchanges during directed playtesting and during pair interaction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y identify and use ‘safe zones’.</text:p>
      <text:h text:style-name="Heading_20_3" text:outline-level="3"><text:bookmark-start text:name="gdps-propagation-through-peer-activity-leading-from-playtesting"/>GDPs propagation through peer activity leading from Playtesting<text:bookmark-end text:name="gdps-propagation-through-peer-activity-leading-from-playtesting"/></text:h>
      <text:p text:style-name="First_20_paragraph">The implementation of similar GDP by participant groups and individuals often spread through peer activity that often emerged from play 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p text:style-name="Text_20_body">However, my choice of a walled garden approach in terms of limited GDPs and bespoke documentation came in to conflict with the professional practices of some parents with coding experience.</text:p>
      <text:h text:style-name="Heading_20_4" text:outline-level="4"><text:bookmark-start text:name="use-of-help-and-documentation-related-to-gdp"/>Use of Help and Documentation related to GDP<text:bookmark-end text:name="use-of-help-and-documentation-related-to-gdp"/></text:h>
      <text:p text:style-name="First_20_paragraph">The specific use of GDP related support is explored in this section.</text:p>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e, use of code examples by Te in 2019-05-08 shows the effectiveness of the use of code examples by participants.</text:p>
      <text:p text:style-name="Text_20_body">DEVELOP THIS EXAMPLE - RELATE TO PRACTICE OF CODE PATCHING (EXPLORED IN PREVIOUS CHAPTER)</text:p>
      <text:h text:style-name="Heading_20_4" text:outline-level="4"><text:bookmark-start text:name="example-of-use-of-professional-practices"/>Example of use of professional practices<text:bookmark-end text:name="example-of-use-of-professional-practices"/></text:h>
      <text:p text:style-name="First_20_paragraph">The following exchange shows how the use of GDPs help participants navigate the professional practice of forking a codebase and the exploration of developer resour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57">Da: Have you thought about pushing it a bit further and have a different style of game?</text:p>
      <text:p text:style-name="P58">Te: What do you mean?</text:p>
      <text:p text:style-name="P59">Da: Well the previous style of game was a platform (makes shape with hands) game wasn’t it? You went along and there was gravity pushing down (points down). There are other types of games aren’t there?</text:p>
      <text:p text:style-name="P60">Te: Pause. I don’t know what to do thought.</text:p>
      <text:p text:style-name="P61">Da: Well quite but what other games are there?</text:p>
      <text:p text:style-name="First_20_paragraph">Te adopts with this suggestion readily once he understands Da’s suggestion in full.</text:p>
      <text:p text:style-name="Text_20_body">He approaches Mick with a suggestion.</text:p>
      <text:p text:style-name="P62">Te: You could have a game where every 15 seconds 10 seconds you could add and enemy to such and such a random number between such and such (holds up hands to indicate parameters). You could block it somewhere.</text:p>
      <text:p text:style-name="P63">Da: So instead of.. instead of the world… the world being sideways. We could have the world being looked down on. (reindicates the change of perspective)</text:p>
      <text:p text:style-name="P64">Te: Hmm. How should I do this then?</text:p>
      <text:p text:style-name="P65">Da: That’s a good question. Shall we ask Mick to see if that would mess things up or not? <text:s text:c="1"/></text:p>
      <text:p text:style-name="P66">Te: Mick</text:p>
      <text:p text:style-name="P67">Mick: Hi ya.</text:p>
      <text:p text:style-name="P68">Te: Erm. Thinking about what game to do . I was thinking can we make like a pacman game kind of thing (indicates movement of character with hands)</text:p>
      <text:p text:style-name="P69">Da: If we had an on the top game rather than a platform game</text:p>
      <text:p text:style-name="P70">Mick: I think it could work. You could kind of adapt that game by, kind of, removing gravity.</text:p>
      <text:p text:style-name="P71">Da: and see what happens?</text:p>
      <text:p text:style-name="P72">Mick: and see what happens.</text:p>
      <text:p text:style-name="First_20_paragraph">Te is implicit in the use of is process, saying “I was thinking can we make like a pacman game kind of thing”. Da is more explicit naming the shift of perspective but also implying Mick takes this to a different level by making reference to a key change of code that would be involved. NOTE - LINK THIS TO LOA</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73">extract from 2019-05-08 - 20 mins</text:p>
      <text:p text:style-name="P74">Te – Right what shall we add next? So it follows?</text:p>
      <text:p text:style-name="P75">Da – yeah that would be interesting wouldn’t it.</text:p>
      <text:p text:style-name="P76">Te – you know like the ghost in pac-man</text:p>
      <text:p text:style-name="P77">Te – I think it’ll be in here. (Looking at menu of Game Mechanics – can’t see it)</text:p>
      <text:p text:style-name="P78">Te- Link to tutorials – goes to the online tutorials on flossmanuals</text:p>
      <text:p text:style-name="P79">Te – we could add some player health</text:p>
      <text:p text:style-name="P80">Da indicates at the moment this work ok.</text:p>
      <text:p text:style-name="P81">Te – shall we try to get Mick for this</text:p>
      <text:p text:style-name="P82">Da – ah we could google it.</text:p>
      <text:p text:style-name="P83">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potential tension here between walled garden and the wild west turned up by google searches is over come by the professional experiences of the parent.</text:p>
      <text:p text:style-name="Text_20_body">The choice to divert is made possible by Da’s expertise. It also opens up the possibilities of other pairs to follow this path. In a way opening up a new seam of community activity and family of GDPs associated with a maze game.</text:p>
      <text:p text:style-name="Text_20_body">There is a parallel here to play theory which identifies the value of playful environments to provide challenge but within some boundaries of safety. Here the pair step outside of the magic circle? to expand the circle? Shifting the tools and norms of the wider activity.</text:p>
      <text:p text:style-name="Text_20_body">These two examples stem from the wider cultural experiences and practices of the pair’s home coding style and the parents experience taking part in professional community coding activities.</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line-break/>In the next section, the guided participation of other family pairs and more temporary pairings are explored.</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text:style-name="L19">
        <text:list-item>
          <text:p text:style-name="P84">If needed a quick recap on guided apprenticeship.</text:p>
        </text:list-item>
      </text:list>
      <text:p text:style-name="First_20_paragraph">The following sections follow a formula; description, example, interpretation. An analysis section follows.</text:p>
      <text:h text:style-name="Heading_20_4" text:outline-level="4"><text:bookmark-start text:name="gdps-for-prioritisation-and-informal-task-division"/>GDPs for prioritisation and informal task division<text:bookmark-end text:name="gdps-for-prioritisation-and-informal-task-division"/></text:h>
      <text:p text:style-name="First_20_paragraph">The following exchange between participants Fi and Ma shows GDPs being used to organise future activity.</text:p>
      <text:p text:style-name="P85">M: I’ve brought the music, and also we could just concentrate on one thing and just change that.</text:p>
      <text:p text:style-name="P86">You know, keep working through.</text:p>
      <text:p text:style-name="P87">F: Yeah. I think I want to get an enemy in - oh no - my person animated.</text:p>
      <text:p text:style-name="P88">M: So you want to get your person animated that’s the main thing.</text:p>
      <text:p text:style-name="P89">M: Shall we concentrate on that and changing the platforms into something different?</text:p>
      <text:p text:style-name="P90">F: Yeah.</text:p>
      <text:p text:style-name="P91">M: Yeah?</text:p>
      <text:p text:style-name="P92">F: I also want to make a theme tune.</text:p>
      <text:p text:style-name="P93">M: Yeah it’s, that’s what I mean, you can’t just skip around like that.</text:p>
      <text:p text:style-name="P94">F: hmmm</text:p>
      <text:p text:style-name="P95">M: just cos it gets really overwhelming.</text:p>
      <text:p text:style-name="P96">M: Yeah..? So…?</text:p>
      <text:p text:style-name="P97">Long pause</text:p>
      <text:p text:style-name="P98">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P99">Mick: Hello</text:p>
      <text:p text:style-name="P100">Ma: Hi Mick</text:p>
      <text:p text:style-name="P101">Ma: So we’ve made quite a lot of progress this week. I think the issue we’re having is that Fi’s super excited so we’re kind of jumping form one thing to another and that’s kinda overwhelming me a bit.</text:p>
      <text:p text:style-name="First_20_paragraph">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text:p>
      <text:p text:style-name="P102">Ma: Quite complicated. But we can do it. But it would mean a lot of mucking around</text:p>
      <text:p text:style-name="P103">Fi: Ah Er</text:p>
      <text:p text:style-name="P104">Ma: Which is difficult to do while we’re here. But it’s doable.</text:p>
      <text:p text:style-name="P105">Ma: It’s like a project in itself really.</text:p>
      <text:p text:style-name="P106">Fi: Project in itself?</text:p>
      <text:p text:style-name="P107">Ma: Yeah! (laughing). I just want to know like. We can get him in. So if I ask about the sizing.</text:p>
      <text:p text:style-name="P108">Fi: Hmmn</text:p>
      <text:p text:style-name="P109">Ma: I think you can edit the size here.</text:p>
      <text:p text:style-name="P110">Fi: Why don’t you go here for a computer and you can do that?</text:p>
      <text:p text:style-name="P111">Ma: Why. What. While you’re doing what?</text:p>
      <text:p text:style-name="P112">Fi: Um making a sound track or something. I could do something like that.</text:p>
      <text:p text:style-name="P113">Ma: Ok. Yeah. I’ll see if there’s any more computers in the cupboard.</text:p>
      <text:p text:style-name="First_20_paragraph">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NOTE Play up tension between get game done, and child involvement </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shows that the child proposes that the mother is the person who will be responsible for implementing the GDP.</text:p>
      <text:p text:style-name="Text_20_body"><text:span text:style-name="T1">Notes to integrate here</text:span></text:p>
      <text:p text:style-name="Text_20_body">While the child makes direct delegation they are free to undertake other activities.</text:p>
      <text:list text:style-name="L20">
        <text:list-item>
          <text:p text:style-name="P114">At certain points in the create stage the parent needs total concentration and is not able to respond effectively to requests of attention.</text:p>
        </text:list-item>
        <text:list-item>
          <text:p text:style-name="P114">At times the parent asked the child to seek help from facilitator.<text:line-break/></text:p>
        </text:list-item>
        <text:list-item>
          <text:p text:style-name="P114">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schema&quot;:&quot;https://github.com/citation-style-language/schema/raw/master/csl-citation.json&quot;,&quot;citationItems&quot;:[{&quot;prefix&quot;:&quot;&quot;,&quot;id&quot;:218,&quot;suffix&quot;:&quot;&quot;,&quot;uris&quot;:[&quot;http://zotero.org/users/1913249/items/CT2UFZ8Y&quot;],&quot;itemData&quot;:{&quot;type&quot;:&quot;article-journal&quot;,&quot;id&quot;:&quot;lave_situating_1991&quot;,&quot;citation-key&quot;:&quot;lave_situating_1991&quot;,&quot;container-title&quot;:&quot;Perspectives on socially shared cognition&quot;,&quot;source&quot;:&quot;Google Scholar&quot;,&quot;title&quot;:&quot;Situating learning in communities of practice&quot;,&quot;issued&quot;:{&quot;date-parts&quot;:[[1991]]},&quot;page&quot;:&quot;63–82&quot;,&quot;volume&quot;:&quot;2&quot;,&quot;author&quot;:[{&quot;family&quot;:&quot;Lave&quot;,&quot;given&quot;:&quot;Jean&quot;}]},&quot;uri&quot;:[&quot;http://zotero.org/users/1913249/items/CT2UFZ8Y&quot;]}],&quot;properties&quot;:{&quot;formattedCitation&quot;:&quot;[@lave_situating_1991]&quot;,&quot;noteIndex&quot;:0},&quot;citationID&quot;:&quot;zhunukxh&quot;} RNDjvxbyncerx"/>&lt;Do Zotero Refresh: [@lave_situating_1991]&gt;<text:reference-mark-end text:name="ZOTERO_ITEM CSL_CITATION {&quot;schema&quot;:&quot;https://github.com/citation-style-language/schema/raw/master/csl-citation.json&quot;,&quot;citationItems&quot;:[{&quot;prefix&quot;:&quot;&quot;,&quot;id&quot;:218,&quot;suffix&quot;:&quot;&quot;,&quot;uris&quot;:[&quot;http://zotero.org/users/1913249/items/CT2UFZ8Y&quot;],&quot;itemData&quot;:{&quot;type&quot;:&quot;article-journal&quot;,&quot;id&quot;:&quot;lave_situating_1991&quot;,&quot;citation-key&quot;:&quot;lave_situating_1991&quot;,&quot;container-title&quot;:&quot;Perspectives on socially shared cognition&quot;,&quot;source&quot;:&quot;Google Scholar&quot;,&quot;title&quot;:&quot;Situating learning in communities of practice&quot;,&quot;issued&quot;:{&quot;date-parts&quot;:[[1991]]},&quot;page&quot;:&quot;63–82&quot;,&quot;volume&quot;:&quot;2&quot;,&quot;author&quot;:[{&quot;family&quot;:&quot;Lave&quot;,&quot;given&quot;:&quot;Jean&quot;}]},&quot;uri&quot;:[&quot;http://zotero.org/users/1913249/items/CT2UFZ8Y&quot;]}],&quot;properties&quot;:{&quot;formattedCitation&quot;:&quot;[@lave_situating_1991]&quot;,&quot;noteIndex&quot;:0},&quot;citationID&quot;:&quot;zhunukxh&quot;} RNDjvxbyncerx"/>, or as an observation stage of LOPI model <text:reference-mark-start text:name="ZOTERO_ITEM CSL_CITATION {&quot;schema&quot;:&quot;https://github.com/citation-style-language/schema/raw/master/csl-citation.json&quot;,&quot;citationItems&quot;:[{&quot;prefix&quot;:&quot;&quot;,&quot;id&quot;:3213,&quot;suffix&quot;:&quot;&quot;,&quot;uris&quot;:[&quot;http://zotero.org/users/1913249/items/8AB5U8TV&quot;],&quot;itemData&quot;:{&quot;type&quot;:&quot;article-journal&quot;,&quot;id&quot;:&quot;rogoff_learning_2014&quot;,&quot;citation-key&quot;:&quot;rogoff_learning_2014&quot;,&quot;title-short&quot;:&quot;Learning by Observing and Pitching In to Family and Community Endeavors&quot;,&quot;page&quot;:&quot;69-81&quot;,&quot;accessed&quot;:{&quot;date-parts&quot;:[[2019,4,6]]},&quot;DOI&quot;:&quot;10.1159/000356757&quot;,&quot;ISSN&quot;:&quot;0018-716X, 1423-0054&quot;,&quot;URL&quot;:&quot;https://www.karger.com/Article/FullText/356757&quot;,&quot;container-title&quot;:&quot;Human Development&quot;,&quot;source&quot;:&quot;Crossref&quot;,&quot;title&quot;:&quot;Learning by Observing and Pitching In to Family and Community Endeavors: An Orientation&quot;,&quot;volume&quot;:&quot;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language&quot;:&quot;en&quot;,&quot;issued&quot;:{&quot;date-parts&quot;:[[2014]]},&quot;issue&quot;:&quot;2-3&quot;,&quot;author&quot;:[{&quot;family&quot;:&quot;Rogoff&quot;,&quot;given&quot;:&quot;Barbara&quot;}]},&quot;uri&quot;:[&quot;http://zotero.org/users/1913249/items/8AB5U8TV&quot;]}],&quot;properties&quot;:{&quot;formattedCitation&quot;:&quot;[@rogoff_learning_2014]&quot;,&quot;noteIndex&quot;:0},&quot;citationID&quot;:&quot;jbalbgzx&quot;} RNDwgojtnrnbl"/>&lt;Do Zotero Refresh: [@rogoff_learning_2014]&gt;<text:reference-mark-end text:name="ZOTERO_ITEM CSL_CITATION {&quot;schema&quot;:&quot;https://github.com/citation-style-language/schema/raw/master/csl-citation.json&quot;,&quot;citationItems&quot;:[{&quot;prefix&quot;:&quot;&quot;,&quot;id&quot;:3213,&quot;suffix&quot;:&quot;&quot;,&quot;uris&quot;:[&quot;http://zotero.org/users/1913249/items/8AB5U8TV&quot;],&quot;itemData&quot;:{&quot;type&quot;:&quot;article-journal&quot;,&quot;id&quot;:&quot;rogoff_learning_2014&quot;,&quot;citation-key&quot;:&quot;rogoff_learning_2014&quot;,&quot;title-short&quot;:&quot;Learning by Observing and Pitching In to Family and Community Endeavors&quot;,&quot;page&quot;:&quot;69-81&quot;,&quot;accessed&quot;:{&quot;date-parts&quot;:[[2019,4,6]]},&quot;DOI&quot;:&quot;10.1159/000356757&quot;,&quot;ISSN&quot;:&quot;0018-716X, 1423-0054&quot;,&quot;URL&quot;:&quot;https://www.karger.com/Article/FullText/356757&quot;,&quot;container-title&quot;:&quot;Human Development&quot;,&quot;source&quot;:&quot;Crossref&quot;,&quot;title&quot;:&quot;Learning by Observing and Pitching In to Family and Community Endeavors: An Orientation&quot;,&quot;volume&quot;:&quot;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language&quot;:&quot;en&quot;,&quot;issued&quot;:{&quot;date-parts&quot;:[[2014]]},&quot;issue&quot;:&quot;2-3&quot;,&quot;author&quot;:[{&quot;family&quot;:&quot;Rogoff&quot;,&quot;given&quot;:&quot;Barbara&quot;}]},&quot;uri&quot;:[&quot;http://zotero.org/users/1913249/items/8AB5U8TV&quot;]}],&quot;properties&quot;:{&quot;formattedCitation&quot;:&quot;[@rogoff_learning_2014]&quot;,&quot;noteIndex&quot;:0},&quot;citationID&quot;:&quot;jbalbgzx&quot;} RNDwgojtnrnbl"/>.</text:p>
      <text:p text:style-name="Text_20_body">Indeed while this arrangement seems mutually suitable, the possibility for children to not engage in community activities is seen by Rogoff <text:reference-mark-start text:name="ZOTERO_ITEM CSL_CITATION {&quot;schema&quot;:&quot;https://github.com/citation-style-language/schema/raw/master/csl-citation.json&quot;,&quot;citationItems&quot;:[{&quot;prefix&quot;:&quot;&quot;,&quot;id&quot;:3370,&quot;suppress-author&quot;:true,&quot;uris&quot;:[&quot;http://zotero.org/users/1913249/items/MPJ5DJQJ&quot;],&quot;suffix&quot;:&quot;&quot;,&quot;itemData&quot;:{&quot;type&quot;:&quot;book&quot;,&quot;id&quot;:&quot;rogoff_cultural_2003&quot;,&quot;event-place&quot;:&quot;Oxford [UK] ;a New York&quot;,&quot;publisher&quot;:&quot;Oxford University Press&quot;,&quot;source&quot;:&quot;Library of Congress ISBN&quot;,&quot;publisher-place&quot;:&quot;Oxford [UK] ;a New York&quot;,&quot;title&quot;:&quot;The cultural nature of human development&quot;,&quot;call-number&quot;:&quot;HM686 .R64 2003&quot;,&quot;number-of-pages&quot;:&quot;434&quot;,&quot;issued&quot;:{&quot;date-parts&quot;:[[2003]]},&quot;language&quot;:&quot;en&quot;,&quot;ISBN&quot;:&quot;978-0-19-513133-8&quot;,&quot;citation-key&quot;:&quot;rogoff_cultural_2003&quot;,&quot;author&quot;:[{&quot;family&quot;:&quot;Rogoff&quot;,&quot;given&quot;:&quot;Barbara&quot;}]},&quot;uri&quot;:[&quot;http://zotero.org/users/1913249/items/MPJ5DJQJ&quot;]},{&quot;prefix&quot;:&quot;&quot;,&quot;id&quot;:8882,&quot;suppress-author&quot;:true,&quot;uris&quot;:[&quot;http://zotero.org/users/1913249/items/Q2M28PQC&quot;],&quot;suffix&quot;:&quot;&quot;,&quot;itemData&quot;:{&quot;type&quot;:&quot;article-journal&quot;,&quot;id&quot;:&quot;rogoff_organization_2016&quot;,&quot;citation-key&quot;:&quot;rogoff_organization_2016&quot;,&quot;page&quot;:&quot;356-401&quot;,&quot;accessed&quot;:{&quot;date-parts&quot;:[[2023,2,16]]},&quot;DOI&quot;:&quot;10.3102/0091732X16680994&quot;,&quot;container-title-short&quot;:&quot;Review of Research in Education&quot;,&quot;ISSN&quot;:&quot;0091-732X, 1935-1038&quot;,&quot;URL&quot;:&quot;http://journals.sagepub.com/doi/10.3102/0091732X16680994&quot;,&quot;container-title&quot;:&quot;Review of Research in Education&quot;,&quot;source&quot;:&quot;DOI.org (Crossref)&quot;,&quot;title&quot;:&quot;The Organization of Informal Learning&quot;,&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d&quot;:{&quot;date-parts&quot;:[[2016,3]]},&quot;language&quot;:&quot;en&quot;,&quot;issue&quot;:&quot;1&quot;,&quot;author&quot;:[{&quot;family&quot;:&quot;Rogoff&quot;,&quot;given&quot;:&quot;Barbara&quot;},{&quot;family&quot;:&quot;Callanan&quot;,&quot;given&quot;:&quot;Maureen&quot;},{&quot;family&quot;:&quot;Gutiérrez&quot;,&quot;given&quot;:&quot;Kris D.&quot;},{&quot;family&quot;:&quot;Erickson&quot;,&quot;given&quot;:&quot;Frederick&quot;}]},&quot;uri&quot;:[&quot;http://zotero.org/users/1913249/items/Q2M28PQC&quot;]}],&quot;properties&quot;:{&quot;formattedCitation&quot;:&quot;[-@rogoff_cultural_2003; -@rogoff_organization_2016]&quot;,&quot;noteIndex&quot;:0},&quot;citationID&quot;:&quot;yyshtqjr&quot;} RNDelwvifxjry"/>&lt;Do Zotero Refresh: [-@rogoff_cultural_2003; -@rogoff_organization_2016]&gt;<text:reference-mark-end text:name="ZOTERO_ITEM CSL_CITATION {&quot;schema&quot;:&quot;https://github.com/citation-style-language/schema/raw/master/csl-citation.json&quot;,&quot;citationItems&quot;:[{&quot;prefix&quot;:&quot;&quot;,&quot;id&quot;:3370,&quot;suppress-author&quot;:true,&quot;uris&quot;:[&quot;http://zotero.org/users/1913249/items/MPJ5DJQJ&quot;],&quot;suffix&quot;:&quot;&quot;,&quot;itemData&quot;:{&quot;type&quot;:&quot;book&quot;,&quot;id&quot;:&quot;rogoff_cultural_2003&quot;,&quot;event-place&quot;:&quot;Oxford [UK] ;a New York&quot;,&quot;publisher&quot;:&quot;Oxford University Press&quot;,&quot;source&quot;:&quot;Library of Congress ISBN&quot;,&quot;publisher-place&quot;:&quot;Oxford [UK] ;a New York&quot;,&quot;title&quot;:&quot;The cultural nature of human development&quot;,&quot;call-number&quot;:&quot;HM686 .R64 2003&quot;,&quot;number-of-pages&quot;:&quot;434&quot;,&quot;issued&quot;:{&quot;date-parts&quot;:[[2003]]},&quot;language&quot;:&quot;en&quot;,&quot;ISBN&quot;:&quot;978-0-19-513133-8&quot;,&quot;citation-key&quot;:&quot;rogoff_cultural_2003&quot;,&quot;author&quot;:[{&quot;family&quot;:&quot;Rogoff&quot;,&quot;given&quot;:&quot;Barbara&quot;}]},&quot;uri&quot;:[&quot;http://zotero.org/users/1913249/items/MPJ5DJQJ&quot;]},{&quot;prefix&quot;:&quot;&quot;,&quot;id&quot;:8882,&quot;suppress-author&quot;:true,&quot;uris&quot;:[&quot;http://zotero.org/users/1913249/items/Q2M28PQC&quot;],&quot;suffix&quot;:&quot;&quot;,&quot;itemData&quot;:{&quot;type&quot;:&quot;article-journal&quot;,&quot;id&quot;:&quot;rogoff_organization_2016&quot;,&quot;citation-key&quot;:&quot;rogoff_organization_2016&quot;,&quot;page&quot;:&quot;356-401&quot;,&quot;accessed&quot;:{&quot;date-parts&quot;:[[2023,2,16]]},&quot;DOI&quot;:&quot;10.3102/0091732X16680994&quot;,&quot;container-title-short&quot;:&quot;Review of Research in Education&quot;,&quot;ISSN&quot;:&quot;0091-732X, 1935-1038&quot;,&quot;URL&quot;:&quot;http://journals.sagepub.com/doi/10.3102/0091732X16680994&quot;,&quot;container-title&quot;:&quot;Review of Research in Education&quot;,&quot;source&quot;:&quot;DOI.org (Crossref)&quot;,&quot;title&quot;:&quot;The Organization of Informal Learning&quot;,&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d&quot;:{&quot;date-parts&quot;:[[2016,3]]},&quot;language&quot;:&quot;en&quot;,&quot;issue&quot;:&quot;1&quot;,&quot;author&quot;:[{&quot;family&quot;:&quot;Rogoff&quot;,&quot;given&quot;:&quot;Barbara&quot;},{&quot;family&quot;:&quot;Callanan&quot;,&quot;given&quot;:&quot;Maureen&quot;},{&quot;family&quot;:&quot;Gutiérrez&quot;,&quot;given&quot;:&quot;Kris D.&quot;},{&quot;family&quot;:&quot;Erickson&quot;,&quot;given&quot;:&quot;Frederick&quot;}]},&quot;uri&quot;:[&quot;http://zotero.org/users/1913249/items/Q2M28PQC&quot;]}],&quot;properties&quot;:{&quot;formattedCitation&quot;:&quot;[-@rogoff_cultural_2003; -@rogoff_organization_2016]&quot;,&quot;noteIndex&quot;:0},&quot;citationID&quot;:&quot;yyshtqjr&quot;} RNDelwvifxjry"/> as an important characteristics in participation based models of learning.</text:p>
      <text:h text:style-name="Heading_20_4" text:outline-level="4"><text:bookmark-start text:name="sustaining-engagement-parental-prompts-aligned-with-ideation-stages"/>Sustaining Engagement: Parental prompts aligned with ideation stages<text:bookmark-end text:name="sustaining-engagement-parental-prompts-aligned-with-ideation-stages"/></text:h>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text:p>
      <text:p text:style-name="Text_20_body">The parent navigates this process skilfully and is able to incorporate the child’s interests.</text:p>
      <text:p text:style-name="Text_20_body">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4" text:outline-level="4"><text:bookmark-start text:name="other-examples-of-gdps-helping-ideation-and-sustaining-activities"/>Other examples of GDPs helping ideation and sustaining activities<text:bookmark-end text:name="other-examples-of-gdps-helping-ideation-and-sustaining-activities"/></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3" text:outline-level="3"><text:bookmark-start text:name="gdp-aiding-ideation-home-learning-practices---an-example-paper-prototyping"/>GDP aiding ideation / home learning practices - an example paper prototyping<text:bookmark-end text:name="gdp-aiding-ideation-home-learning-practices---an-example-paper-prototyping"/></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text:style-name="L21">
        <text:list-item>
          <text:p text:style-name="P115">Fi and Ma also discuss the use of paper to clarify initial GDP ideas in interview data.</text:p>
        </text:list-item>
        <text:list-item>
          <text:p text:style-name="P115">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4" text:outline-level="4"><text:bookmark-start text:name="granular-and-grokkable-nature-of-gdps"/>Granular and grokkable nature of GDPs<text:bookmark-end text:name="granular-and-grokkable-nature-of-gdps"/></text:h>
      <text:p text:style-name="First_20_paragraph">Another example of ideation helped by GDPs is the following featuring Te and Da - 10-15 mins transcribe in more detail.</text:p>
      <text:p text:style-name="P116">They thinking of a feature – wrap around like Pac-man</text:p>
      <text:p text:style-name="P117">Da – Yeah we can do that. Save that for version 1.1</text:p>
      <text:p text:style-name="P118"/>
      <text:p text:style-name="P119">Da – what’s the theme</text:p>
      <text:p text:style-name="P120">Da – sketch it on paper?</text:p>
      <text:p text:style-name="P121">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text:style-name="L22">
        <text:list-item>
          <text:p text:style-name="P122">Well suited to build a repeated design practice.</text:p>
        </text:list-item>
        <text:list-item>
          <text:p text:style-name="P122">Especially with starting documents,</text:p>
        </text:list-item>
        <text:list-item>
          <text:p text:style-name="P122">Small changes had big effects.</text:p>
        </text:list-item>
        <text:list-item>
          <text:p text:style-name="P122">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 AS COMPARED TO WHAT? WHAT WOULDN’T BE NOTICEABLE?</text:p>
      <text:p text:style-name="Text_20_body">As explored, Playtesing as a regular practice is another way to shift learners into a perspective designing for others.</text:p>
      <text:p text:style-name="Text_20_body">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more-examples-of-designing-for-others-shifts-of-perspective"/>More examples of designing for others / shifts of perspective<text:bookmark-end text:name="more-examples-of-designing-for-others-shifts-of-perspective"/></text:h>
      <text:p text:style-name="First_20_paragraph">Move challenge here? NO… Find other example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h text:style-name="Heading_20_4" text:outline-level="4"><text:bookmark-start text:name="interpretation-of-data-on-designing-for-others"/>Interpretation of data on designing for others<text:bookmark-end text:name="interpretation-of-data-on-designing-for-others"/></text:h>
      <text:p text:style-name="First_20_paragraph">We have explored in the literature review the value of design as a process, to see surrounding world as a designed experience, Latour.</text:p>
      <text:p text:style-name="Text_20_body">Other researchers propose that early (all) stages of ask and imagine are more productive when informed by a realistic sense of what the end user experience is.</text:p>
      <text:p text:style-name="Text_20_body">FIND RESEARCH TO SUPPORT</text:p>
      <text:p text:style-name="Text_20_body">I also propose that the use of GDP as a unit of activity may help the overall process of design for others by providing the FOLLOWING</text:p>
      <text:list text:style-name="L23">
        <text:list-item>
          <text:p text:style-name="P123">discreet and clear goals which are nested in the wider goal of making an engaging game</text:p>
        </text:list-item>
        <text:list-item>
          <text:p text:style-name="P123">clear terms to use as a lingua-franca during self testing and playtesting.</text:p>
        </text:list-item>
      </text:list>
      <text:h text:style-name="Heading_20_3" text:outline-level="3"><text:bookmark-start text:name="gdp-driving-adoption-of-technical-terminology---perhaps-drop-move"/>GDP driving adoption of technical terminology - perhaps drop / move<text:bookmark-end text:name="gdp-driving-adoption-of-technical-terminology---perhaps-drop-move"/></text:h>
      <text:p text:style-name="First_20_paragraph">PERHAPS COMPRESS AND USE AS EXAMPLE IN ANOTHER SECTION</text:p>
      <text:p text:style-name="Text_20_body">The emergence of technical processes happens particularly on a pair level.</text:p>
      <text:p text:style-name="Text_20_body">Sometimes very explicitly as a parent explains, facilitates or guides a process, as in the case of Te &amp; Da in apprenticeship above. Sometimes this is more implicitly in more casual help interactions.</text:p>
      <text:h text:style-name="Heading_20_4" text:outline-level="4"><text:bookmark-start text:name="interpretation-of-data-on-evolving-technical-processes"/>Interpretation of data on evolving technical processes<text:bookmark-end text:name="interpretation-of-data-on-evolving-technical-processes"/></text:h>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text:span text:style-name="T1">Operations, actions and activity</text:span></text:p>
      <text:p text:style-name="Text_20_body">As previously explored, activity systems can be viewed on different levels of abstraction.</text:p>
      <text:p text:style-name="Text_20_body">As a common example the process of “getting it in the game”.</text:p>
      <text:p text:style-name="P124">Mi continues to do solo design using the Piskel graphical too. She encounters a design problem. When erasing a part of the design she gets rid of background colour.</text:p>
      <text:p text:style-name="P125">Mi asks for help from partner but receives misleading advice which does not help her progress.</text:p>
      <text:p text:style-name="P126"/>
      <text:p text:style-name="P127">Mi – Oh no it’s not done that has it?</text:p>
      <text:p text:style-name="P128"/>
      <text:p text:style-name="P129">Mi calls the name of her child across room with theatrical gesture and loud whisper voice</text:p>
      <text:p text:style-name="P130">Mi – “Ne!”</text:p>
      <text:p text:style-name="P131">Mi then makes face, wiggles head and shrugs at parent peer. The other parent laughs.</text:p>
      <text:p text:style-name="P132"/>
      <text:p text:style-name="P133">Ne arrives to help.</text:p>
      <text:p text:style-name="P134">Mi – I’m trying to delete them but they turn light grey.</text:p>
      <text:p text:style-name="P135">Ne – So you want to get rid of them?</text:p>
      <text:p text:style-name="P136">Mi – What are you doing? You have to tell me what you are doing so I can do it myself.</text:p>
      <text:p text:style-name="P137">Mi – laughs</text:p>
      <text:p text:style-name="P138">Ne – laughs.</text:p>
      <text:p text:style-name="P139">Mi – I’ll just have to keep shouting at you if you don’t tell me. <text:s text:c="1"/></text:p>
      <text:p text:style-name="P140">Ne uses the mouse to select the grey background colour with the colour picker tool, then the pen tool to fill in gaps in the design. She then swaps the active colour back from grey to black by clicking the option to swap foreground and background colours.</text:p>
      <text:p text:style-name="P141">Mi - How did you do that so quickly? I’ve got to like, carefully... (makes hand gestures to show a sense of hesitant keyboard use)</text:p>
      <text:p text:style-name="P142">Parent peer laughs</text:p>
      <text:p text:style-name="P143">Ne bounces up in place and smiles broadly.</text:p>
      <text:p text:style-name="P144">Mi- Thanks</text:p>
      <text:p text:style-name="P145">Mi – So am I like back with the black now? <text:s text:c="1"/></text:p>
      <text:p text:style-name="P146">Ne – Yeah but if you want to delete it just press X (which switches between foreground and background colours) and then do it.</text:p>
      <text:p text:style-name="P147">Mi – Oh X. Alright Bubs. Thanks.</text:p>
      <text:p text:style-name="First_20_paragraph">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text:p>
      <text:p text:style-name="P148">Mi - Ne!, Ne! Ne.</text:p>
      <text:p text:style-name="P149"/>
      <text:p text:style-name="P150">Mi: Do you know how to get it in the game?</text:p>
      <text:p text:style-name="P151">Ne: Oh my god!</text:p>
      <text:p text:style-name="P152">Mi: Well . First of all save it to the gallery. How do you save it?</text:p>
      <text:p text:style-name="P153">Ah there you are. Save it.</text:p>
      <text:p text:style-name="P154">Is it saved?</text:p>
      <text:p text:style-name="P155">Right now export it.</text:p>
      <text:p text:style-name="P156">Ne: Do you even know what export means? <text:s text:c="1"/></text:p>
      <text:p text:style-name="P157">Mi: I know what export means!</text:p>
      <text:p text:style-name="P158">Ne- Ok then smartie pants.</text:p>
      <text:p text:style-name="First_20_paragraph">the ineraction also shows positive affect of child. her role in the community can be explored here.</text:p>
      <text:p text:style-name="Text_20_body">EXPAND THIS SECTION - HOW IS IS INTERESTING?</text:p>
      <text:p text:style-name="Text_20_body">In a</text:p>
      <text:h text:style-name="Heading_20_3" text:outline-level="3"><text:bookmark-start text:name="gdps-scaffolding-the-product-revision-process-and-debugging"/>GDPs scaffolding the product revision process and debugging<text:bookmark-end text:name="gdps-scaffolding-the-product-revision-process-and-debugging"/></text:h>
      <text:list text:style-name="L24">
        <text:list-item>
          <text:p text:style-name="P159">Participants spend much time in the stages of Improve and Test often as a solo effort.</text:p>
        </text:list-item>
        <text:list-item>
          <text:p text:style-name="P159">This process showed a personal appropriation of concepts like game feel / challenge</text:p>
        </text:list-item>
        <text:list-item>
          <text:p text:style-name="P159">When done as a pair GDPs aided communication during the process.</text:p>
        </text:list-item>
      </text:list>
      <text:p text:style-name="First_20_paragraph"><text:span text:style-name="T1">Example Sh and Th improving their game</text:span></text:p>
      <text:list text:style-name="L25">
        <text:list-item>
          <text:p text:style-name="P160">Parent navigates to a particular part of the code for child to alter design</text:p>
        </text:list-item>
        <text:list-item>
          <text:p text:style-name="P160">Child takes on challenge of making smaller changes once the core game mechanic code has been added.</text:p>
        </text:list-item>
      </text:list>
      <text:h text:style-name="Heading_20_4" text:outline-level="4"><text:bookmark-start text:name="sh-and-debugging-as-a-domain-specific-practice"/>Sh and Debugging as a domain specific practice<text:bookmark-end text:name="sh-and-debugging-as-a-domain-specific-practice"/></text:h>
      <text:p text:style-name="First_20_paragraph">MAKE THIS MORE SPECIFIC - MOVE ANALYSIS LATER - CALL BACK TO IT 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1">Reflection on debugging:</text:span> The experience of debugging appears to be a particular practice evoking certain feelings. frustration and elation See kinds of errors ??</text:p>
      <text:h text:style-name="Heading_20_4" text:outline-level="4"><text:bookmark-start text:name="building-fluidity-on-process."/>Building fluidity on process.<text:bookmark-end text:name="building-fluidity-on-process."/></text:h>
      <text:p text:style-name="First_20_paragraph">The use of these tools and processes are introduced to solve a particular problem in implementing one GDP. As per debugging. 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2" text:outline-level="2"><text:bookmark-start text:name="gdps-and-the-personal-plane"/>GDPs and the personal plane<text:bookmark-end text:name="gdps-and-the-personal-plane"/></text:h>
      <text:p text:style-name="First_20_paragraph">QUICK SUMMARY In this section the processes of personal appropriation of experience and knowledge emerging from game making are examined closely in relation to participants experience of GDPs.</text:p>
      <text:list text:style-name="L26">
        <text:list-item>
          <text:p text:style-name="P161">quick summary of Rogoff’s take on participatory appropriation compared to a transmission model of knowledge &amp; that participants re-contribute their experience of knowledge beck into the social mix</text:p>
        </text:list-item>
        <text:list-item>
          <text:p text:style-name="P161">Note on why this section is less important in this research, the expression of personal knowledge back into a community context is covered in part above.</text:p>
        </text:list-item>
        <text:list-item>
          <text:p text:style-name="P161">Example of mutuality - GDPs used in this research program were mutually created based on feedback from participants</text:p>
        </text:list-item>
        <text:list-item>
          <text:p text:style-name="P161">While there is a curricular value attached to CT concepts &amp; to some extent design practices, in this context participants can create their own understandings of what is useful to them.</text:p>
        </text:list-item>
        <text:list-item>
          <text:p text:style-name="P161">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schema&quot;:&quot;https://github.com/citation-style-language/schema/raw/master/csl-citation.json&quot;,&quot;citationItems&quot;:[{&quot;prefix&quot;:&quot;&quot;,&quot;id&quot;:3402,&quot;suffix&quot;:&quot;&quot;,&quot;uris&quot;:[&quot;http://zotero.org/users/1913249/items/ZMN79J65&quot;],&quot;itemData&quot;:{&quot;type&quot;:&quot;chapter&quot;,&quot;id&quot;:&quot;rogoff_observing_1995-1&quot;,&quot;citation-key&quot;:&quot;rogoff_observing_1995-1&quot;,&quot;container-title&quot;:&quot;Sociocultural studies of mind&quot;,&quot;title-short&quot;:&quot;Observing sociocultural activity on three planes&quot;,&quot;publisher-place&quot;:&quot;New York, NY, US&quot;,&quot;title&quot;:&quot;Observing sociocultural activity on three planes: Participatory appropriation, guided participation, and apprenticeship&quot;,&quot;source&quot;:&quot;APA PsycNet&quot;,&quot;publisher&quot;:&quot;Cambridge University Press&quot;,&quot;issued&quot;:{&quot;date-parts&quot;:[[1995]]},&quot;page&quot;:&quot;139-164&quot;,&quot;collection-title&quot;:&quot;Learning in doing: Social, cognitive, and computational aspects&quot;,&quot;event-place&quot;:&quot;New York, NY, US&quot;,&quot;author&quot;:[{&quot;family&quot;:&quot;Rogoff&quot;,&quot;given&quot;:&quot;Barbara&quot;}]},&quot;uri&quot;:[&quot;http://zotero.org/users/1913249/items/ZMN79J65&quot;]}],&quot;properties&quot;:{&quot;formattedCitation&quot;:&quot;[@rogoff_observing_1995-1]&quot;,&quot;noteIndex&quot;:0},&quot;citationID&quot;:&quot;prwlykvr&quot;} RNDxmfyxdwqlq"/>&lt;Do Zotero Refresh: [@rogoff_observing_1995-1]&gt;<text:reference-mark-end text:name="ZOTERO_ITEM CSL_CITATION {&quot;schema&quot;:&quot;https://github.com/citation-style-language/schema/raw/master/csl-citation.json&quot;,&quot;citationItems&quot;:[{&quot;prefix&quot;:&quot;&quot;,&quot;id&quot;:3402,&quot;suffix&quot;:&quot;&quot;,&quot;uris&quot;:[&quot;http://zotero.org/users/1913249/items/ZMN79J65&quot;],&quot;itemData&quot;:{&quot;type&quot;:&quot;chapter&quot;,&quot;id&quot;:&quot;rogoff_observing_1995-1&quot;,&quot;citation-key&quot;:&quot;rogoff_observing_1995-1&quot;,&quot;container-title&quot;:&quot;Sociocultural studies of mind&quot;,&quot;title-short&quot;:&quot;Observing sociocultural activity on three planes&quot;,&quot;publisher-place&quot;:&quot;New York, NY, US&quot;,&quot;title&quot;:&quot;Observing sociocultural activity on three planes: Participatory appropriation, guided participation, and apprenticeship&quot;,&quot;source&quot;:&quot;APA PsycNet&quot;,&quot;publisher&quot;:&quot;Cambridge University Press&quot;,&quot;issued&quot;:{&quot;date-parts&quot;:[[1995]]},&quot;page&quot;:&quot;139-164&quot;,&quot;collection-title&quot;:&quot;Learning in doing: Social, cognitive, and computational aspects&quot;,&quot;event-place&quot;:&quot;New York, NY, US&quot;,&quot;author&quot;:[{&quot;family&quot;:&quot;Rogoff&quot;,&quot;given&quot;:&quot;Barbara&quot;}]},&quot;uri&quot;:[&quot;http://zotero.org/users/1913249/items/ZMN79J65&quot;]}],&quot;properties&quot;:{&quot;formattedCitation&quot;:&quot;[@rogoff_observing_1995-1]&quot;,&quot;noteIndex&quot;:0},&quot;citationID&quot;:&quot;prwlykvr&quot;} RNDxmfyxdwqlq"/></text:p>
      <text:h text:style-name="Heading_20_3" text:outline-level="3"><text:bookmark-start text:name="use-of-gdp-when-demonstrating-personal-understandings-in-community-activity"/>Use of GDP when demonstrating personal understandings in community activity<text:bookmark-end text:name="use-of-gdp-when-demonstrating-personal-understandings-in-community-activity"/></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a previous section we examined GDPs used to build emerging community activity. Here I focus on the demonstration of individuals of the growth in use of practices &amp; concepts.</text:p>
      <text:p text:style-name="Text_20_body">NOTE TRY TO USE ALREADY EXISITNG EXAMPLES - AND REFRAME</text:p>
      <text:h text:style-name="Heading_20_4" text:outline-level="4"><text:bookmark-start text:name="expression-of-evolution-of-practices"/>Expression of evolution of practices<text:bookmark-end text:name="expression-of-evolution-of-practices"/></text:h>
      <text:p text:style-name="First_20_paragraph">Use of GDPs are used to;</text:p>
      <text:p text:style-name="Text_20_body">Increase effectiveness and confidence in communication surrounding articulation of characteristics of their and others game</text:p>
      <text:p text:style-name="Text_20_body"><text:span text:style-name="T1">Example - 2019-03-18 - Sh &amp; Th in the same session as Vignette A.</text:span></text:p>
      <text:p text:style-name="Text_20_body">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h text:style-name="Heading_20_4" text:outline-level="4"><text:bookmark-start text:name="evolution-of-language-and-use-of-terms-compared-to-processes"/>Evolution of language and use of terms? (compared to processes)<text:bookmark-end text:name="evolution-of-language-and-use-of-terms-compared-to-processes"/></text:h>
      <text:p text:style-name="First_20_paragraph"><text:span text:style-name="T1">Example - 2019-03-18 - Mi - </text:span>“<text:span text:style-name="T1">The good thing</text:span>”</text:p>
      <text:list text:style-name="L27">
        <text:list-item>
          <text:p text:style-name="P162">participate by asking for peer help using shared terms (see Mi below)</text:p>
        </text:list-item>
      </text:list>
      <text:h text:style-name="Heading_20_4" text:outline-level="4"><text:bookmark-start text:name="discussion"/>Discussion<text:bookmark-end text:name="discussion"/></text:h>
      <text:p text:style-name="First_20_paragraph">The process of being able to map the demonstrations of development of understanding - of ? concrete practices - can be important for practitioners. Especially true if the learning environment needs to be justified. In this intervention the justification is partly contextual, coding as a desirable employablabilty skill. In other contexts, the justification may be against more abstract curriculum concepts.</text:p>
      <text:p text:style-name="Text_20_body">See Bevan et al learning dimensions framework.</text:p>
      <text:list text:style-name="L28">
        <text:list-item>
          <text:p text:style-name="P163">Driven by integration with curriculum based learning settings to devise a map - similar to drive of Bevan and colleagues to justify learning happening in science-focused tinkering exhibits in museums <text:reference-mark-start text:name="ZOTERO_ITEM CSL_CITATION {&quot;schema&quot;:&quot;https://github.com/citation-style-language/schema/raw/master/csl-citation.json&quot;,&quot;citationItems&quot;:[{&quot;prefix&quot;:&quot;&quot;,&quot;id&quot;:1904,&quot;suppress-author&quot;:true,&quot;uris&quot;:[&quot;http://zotero.org/users/1913249/items/AKPP78D8&quot;],&quot;suffix&quot;:&quot;&quot;,&quot;itemData&quot;:{&quot;type&quot;:&quot;article-journal&quot;,&quot;id&quot;:&quot;bevan_learning_2015&quot;,&quot;citation-key&quot;:&quot;bevan_learning_2015&quot;,&quot;title-short&quot;:&quot;Learning Through STEM-Rich Tinkering&quot;,&quot;page&quot;:&quot;98-120&quot;,&quot;accessed&quot;:{&quot;date-parts&quot;:[[2017,10,14]]},&quot;DOI&quot;:&quot;10.1002/sce.21151&quot;,&quot;ISSN&quot;:&quot;00368326&quot;,&quot;URL&quot;:&quot;http://doi.wiley.com/10.1002/sce.21151&quot;,&quot;container-title&quot;:&quot;Science Education&quot;,&quot;source&quot;:&quot;CrossRef&quot;,&quot;title&quot;:&quot;Learning Through STEM-Rich Tinkering: Findings From a Jointly Negotiated Research Project Taken Up in Practice&quot;,&quot;issued&quot;:{&quot;date-parts&quot;:[[2015,1]]},&quot;volume&quot;:&quot;99&quot;,&quot;language&quot;:&quot;en&quot;,&quot;issue&quot;:&quot;1&quot;,&quot;author&quot;:[{&quot;family&quot;:&quot;Bevan&quot;,&quot;given&quot;:&quot;Bronwyn&quot;},{&quot;family&quot;:&quot;Gutwill&quot;,&quot;given&quot;:&quot;Joshua P.&quot;},{&quot;family&quot;:&quot;Petrich&quot;,&quot;given&quot;:&quot;Mike&quot;},{&quot;family&quot;:&quot;Wilkinson&quot;,&quot;given&quot;:&quot;Karen&quot;}]},&quot;uri&quot;:[&quot;http://zotero.org/users/1913249/items/AKPP78D8&quot;]},{&quot;prefix&quot;:&quot;&quot;,&quot;id&quot;:8525,&quot;suppress-author&quot;:true,&quot;uris&quot;:[&quot;http://zotero.org/users/1913249/items/UTZ7BGSU&quot;],&quot;suffix&quot;:&quot;&quot;,&quot;itemData&quot;:{&quot;type&quot;:&quot;chapter&quot;,&quot;id&quot;:&quot;petrich_it_2013&quot;,&quot;citation-key&quot;:&quot;petrich_it_2013&quot;,&quot;volume&quot;:&quot;1&quot;,&quot;container-title&quot;:&quot;Design, Make, Play&quot;,&quot;publisher&quot;:&quot;Routledge&quot;,&quot;publisher-place&quot;:&quot;New York&quot;,&quot;title&quot;:&quot;It looks like fun, but are they learning?&quot;,&quot;issued&quot;:{&quot;date-parts&quot;:[[2013]]},&quot;number-of-pages&quot;:&quot;21&quot;,&quot;abstract&quot;:&quot;It Looks Like Fun, But Are They Learning? - 1&quot;,&quot;page&quot;:&quot;21&quot;,&quot;ISBN&quot;:&quot;978-0-203-10835-2&quot;,&quot;event-place&quot;:&quot;New York&quot;,&quot;author&quot;:[{&quot;family&quot;:&quot;Petrich&quot;,&quot;given&quot;:&quot;Mike&quot;},{&quot;family&quot;:&quot;Wilkinson&quot;,&quot;given&quot;:&quot;Karen&quot;},{&quot;family&quot;:&quot;Bevan&quot;,&quot;given&quot;:&quot;Bronwyn&quot;}]},&quot;uri&quot;:[&quot;http://zotero.org/users/1913249/items/UTZ7BGSU&quot;]}],&quot;properties&quot;:{&quot;formattedCitation&quot;:&quot;[-@bevan_learning_2015; -@petrich_it_2013]&quot;,&quot;noteIndex&quot;:0},&quot;citationID&quot;:&quot;huhlfeho&quot;} RNDkexcdmtzyr"/>&lt;Do Zotero Refresh: [-@bevan_learning_2015; -@petrich_it_2013]&gt;<text:reference-mark-end text:name="ZOTERO_ITEM CSL_CITATION {&quot;schema&quot;:&quot;https://github.com/citation-style-language/schema/raw/master/csl-citation.json&quot;,&quot;citationItems&quot;:[{&quot;prefix&quot;:&quot;&quot;,&quot;id&quot;:1904,&quot;suppress-author&quot;:true,&quot;uris&quot;:[&quot;http://zotero.org/users/1913249/items/AKPP78D8&quot;],&quot;suffix&quot;:&quot;&quot;,&quot;itemData&quot;:{&quot;type&quot;:&quot;article-journal&quot;,&quot;id&quot;:&quot;bevan_learning_2015&quot;,&quot;citation-key&quot;:&quot;bevan_learning_2015&quot;,&quot;title-short&quot;:&quot;Learning Through STEM-Rich Tinkering&quot;,&quot;page&quot;:&quot;98-120&quot;,&quot;accessed&quot;:{&quot;date-parts&quot;:[[2017,10,14]]},&quot;DOI&quot;:&quot;10.1002/sce.21151&quot;,&quot;ISSN&quot;:&quot;00368326&quot;,&quot;URL&quot;:&quot;http://doi.wiley.com/10.1002/sce.21151&quot;,&quot;container-title&quot;:&quot;Science Education&quot;,&quot;source&quot;:&quot;CrossRef&quot;,&quot;title&quot;:&quot;Learning Through STEM-Rich Tinkering: Findings From a Jointly Negotiated Research Project Taken Up in Practice&quot;,&quot;issued&quot;:{&quot;date-parts&quot;:[[2015,1]]},&quot;volume&quot;:&quot;99&quot;,&quot;language&quot;:&quot;en&quot;,&quot;issue&quot;:&quot;1&quot;,&quot;author&quot;:[{&quot;family&quot;:&quot;Bevan&quot;,&quot;given&quot;:&quot;Bronwyn&quot;},{&quot;family&quot;:&quot;Gutwill&quot;,&quot;given&quot;:&quot;Joshua P.&quot;},{&quot;family&quot;:&quot;Petrich&quot;,&quot;given&quot;:&quot;Mike&quot;},{&quot;family&quot;:&quot;Wilkinson&quot;,&quot;given&quot;:&quot;Karen&quot;}]},&quot;uri&quot;:[&quot;http://zotero.org/users/1913249/items/AKPP78D8&quot;]},{&quot;prefix&quot;:&quot;&quot;,&quot;id&quot;:8525,&quot;suppress-author&quot;:true,&quot;uris&quot;:[&quot;http://zotero.org/users/1913249/items/UTZ7BGSU&quot;],&quot;suffix&quot;:&quot;&quot;,&quot;itemData&quot;:{&quot;type&quot;:&quot;chapter&quot;,&quot;id&quot;:&quot;petrich_it_2013&quot;,&quot;citation-key&quot;:&quot;petrich_it_2013&quot;,&quot;volume&quot;:&quot;1&quot;,&quot;container-title&quot;:&quot;Design, Make, Play&quot;,&quot;publisher&quot;:&quot;Routledge&quot;,&quot;publisher-place&quot;:&quot;New York&quot;,&quot;title&quot;:&quot;It looks like fun, but are they learning?&quot;,&quot;issued&quot;:{&quot;date-parts&quot;:[[2013]]},&quot;number-of-pages&quot;:&quot;21&quot;,&quot;abstract&quot;:&quot;It Looks Like Fun, But Are They Learning? - 1&quot;,&quot;page&quot;:&quot;21&quot;,&quot;ISBN&quot;:&quot;978-0-203-10835-2&quot;,&quot;event-place&quot;:&quot;New York&quot;,&quot;author&quot;:[{&quot;family&quot;:&quot;Petrich&quot;,&quot;given&quot;:&quot;Mike&quot;},{&quot;family&quot;:&quot;Wilkinson&quot;,&quot;given&quot;:&quot;Karen&quot;},{&quot;family&quot;:&quot;Bevan&quot;,&quot;given&quot;:&quot;Bronwyn&quot;}]},&quot;uri&quot;:[&quot;http://zotero.org/users/1913249/items/UTZ7BGSU&quot;]}],&quot;properties&quot;:{&quot;formattedCitation&quot;:&quot;[-@bevan_learning_2015; -@petrich_it_2013]&quot;,&quot;noteIndex&quot;:0},&quot;citationID&quot;:&quot;huhlfeho&quot;} RNDkexcdmtzyr"/></text:p>
        </text:list-item>
      </text:list>
      <text:p text:style-name="First_20_paragraph">In AT the change of activity is a shift in scope of activity system. To a wider objective of making an engaging game.</text:p>
      <text:p text:style-name="Text_20_body">Different AT scopes allow for different use of volitional TADS.</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text:style-name="L29">
        <text:list-item>
          <text:p text:style-name="P164">CT concepts in a more concrete and abstract form arise especially in interactions with facilitator</text:p>
        </text:list-item>
      </text:list>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p text:style-name="Text_20_body"><text:span text:style-name="T1">Decomposition:</text:span> in 2019-05-08-te-da - Da the parent suggests revisions to the agreed overall goal which break a larger problems into more manageable steps. It can be legitimately questioned if this is a specialist skill rather than general good creative practice.</text:p>
      <text:p text:style-name="Text_20_body"><text:span text:style-name="T1">Abstraction:</text:span> This concept can be concretely taught using the code structure of functions - There is scope for doing this. In my journal notes and notes following interactions I notice when there is a call for a new function.</text:p>
      <text:p text:style-name="Text_20_body"><text:span text:style-name="T1">Generalisation / Pattern recognition:</text:span> 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p>
      <text:p text:style-name="Text_20_body">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text:span text:style-name="T1">Sequencing / Algorithms:</text:span> Sequencing and writing algorithms is one of the most common CT principles explored in research. In interactions with Sh the process of understanding how a bracket places in the wrong place cause such a fuss was of vital imporance.</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agency-autonomy-and-walled-gardens"/>Agency, Autonomy and Walled Gardens<text:bookmark-end text:name="agency-autonomy-and-walled-gardens"/></text:h>
      <text:p text:style-name="First_20_paragraph">This section;</text:p>
      <text:p text:style-name="Text_20_body"><text:span text:style-name="T1">On affordances and anchors - swinging on gargoyles</text:span></text:p>
      <text:p text:style-name="Text_20_body">Affordances have been misused, assigned magical properties, including agency of themselves. However, affordances are originally conceived of as part of activity, not separated from it. <text:reference-mark-start text:name="ZOTERO_ITEM CSL_CITATION {&quot;schema&quot;:&quot;https://github.com/citation-style-language/schema/raw/master/csl-citation.json&quot;,&quot;citationItems&quot;:[{&quot;prefix&quot;:&quot;&quot;,&quot;id&quot;:3142,&quot;suffix&quot;:&quot;&quot;,&quot;uris&quot;:[&quot;http://zotero.org/users/1913249/items/3ZY45LTV&quot;],&quot;itemData&quot;:{&quot;type&quot;:&quot;paper-conference&quot;,&quot;id&quot;:&quot;ba_erentsen_activity_2002&quot;,&quot;publisher&quot;:&quot;ACM&quot;,&quot;publisher-place&quot;:&quot;New York, NY, USA&quot;,&quot;page&quot;:&quot;51–60&quot;,&quot;accessed&quot;:{&quot;date-parts&quot;:[[2019,5,10]]},&quot;DOI&quot;:&quot;10.1145/572020.572028&quot;,&quot;URL&quot;:&quot;http://doi.acm.org/10.1145/572020.572028&quot;,&quot;event-place&quot;:&quot;New York, NY, USA&quot;,&quot;container-title&quot;:&quot;Proceedings of the Second Nordic Conference on Human-computer Interaction&quot;,&quot;source&quot;:&quot;ACM Digital Library&quot;,&quot;title&quot;:&quot;An Activity Theory Approach to Affordance&quot;,&quot;issued&quot;:{&quot;date-parts&quot;:[[2002]]},&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itation-key&quot;:&quot;ba_erentsen_activity_2002&quot;,&quot;collection-title&quot;:&quot;NordiCHI '02&quot;,&quot;ISBN&quot;:&quot;978-1-58113-616-6&quot;,&quot;author&quot;:[{&quot;family&quot;:&quot;B\\a erentsen&quot;,&quot;given&quot;:&quot;Klaus B.&quot;},{&quot;family&quot;:&quot;Trettvik&quot;,&quot;given&quot;:&quot;Johan&quot;}]},&quot;uri&quot;:[&quot;http://zotero.org/users/1913249/items/3ZY45LTV&quot;]}],&quot;properties&quot;:{&quot;formattedCitation&quot;:&quot;[@ba_erentsen_activity_2002]&quot;,&quot;noteIndex&quot;:0},&quot;citationID&quot;:&quot;jtjhgpgd&quot;} RNDtduetbybne"/>&lt;Do Zotero Refresh: [@ba_erentsen_activity_2002]&gt;<text:reference-mark-end text:name="ZOTERO_ITEM CSL_CITATION {&quot;schema&quot;:&quot;https://github.com/citation-style-language/schema/raw/master/csl-citation.json&quot;,&quot;citationItems&quot;:[{&quot;prefix&quot;:&quot;&quot;,&quot;id&quot;:3142,&quot;suffix&quot;:&quot;&quot;,&quot;uris&quot;:[&quot;http://zotero.org/users/1913249/items/3ZY45LTV&quot;],&quot;itemData&quot;:{&quot;type&quot;:&quot;paper-conference&quot;,&quot;id&quot;:&quot;ba_erentsen_activity_2002&quot;,&quot;publisher&quot;:&quot;ACM&quot;,&quot;publisher-place&quot;:&quot;New York, NY, USA&quot;,&quot;page&quot;:&quot;51–60&quot;,&quot;accessed&quot;:{&quot;date-parts&quot;:[[2019,5,10]]},&quot;DOI&quot;:&quot;10.1145/572020.572028&quot;,&quot;URL&quot;:&quot;http://doi.acm.org/10.1145/572020.572028&quot;,&quot;event-place&quot;:&quot;New York, NY, USA&quot;,&quot;container-title&quot;:&quot;Proceedings of the Second Nordic Conference on Human-computer Interaction&quot;,&quot;source&quot;:&quot;ACM Digital Library&quot;,&quot;title&quot;:&quot;An Activity Theory Approach to Affordance&quot;,&quot;issued&quot;:{&quot;date-parts&quot;:[[2002]]},&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itation-key&quot;:&quot;ba_erentsen_activity_2002&quot;,&quot;collection-title&quot;:&quot;NordiCHI '02&quot;,&quot;ISBN&quot;:&quot;978-1-58113-616-6&quot;,&quot;author&quot;:[{&quot;family&quot;:&quot;B\\a erentsen&quot;,&quot;given&quot;:&quot;Klaus B.&quot;},{&quot;family&quot;:&quot;Trettvik&quot;,&quot;given&quot;:&quot;Johan&quot;}]},&quot;uri&quot;:[&quot;http://zotero.org/users/1913249/items/3ZY45LTV&quot;]}],&quot;properties&quot;:{&quot;formattedCitation&quot;:&quot;[@ba_erentsen_activity_2002]&quot;,&quot;noteIndex&quot;:0},&quot;citationID&quot;:&quot;jtjhgpgd&quot;} RNDtduetbybne"/>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schema&quot;:&quot;https://github.com/citation-style-language/schema/raw/master/csl-citation.json&quot;,&quot;citationItems&quot;:[{&quot;prefix&quot;:&quot;&quot;,&quot;id&quot;:8898,&quot;suffix&quot;:&quot;&quot;,&quot;uris&quot;:[&quot;http://zotero.org/users/1913249/items/RZ2E7GK8&quot;],&quot;itemData&quot;:{&quot;type&quot;:&quot;article-journal&quot;,&quot;id&quot;:&quot;hopwood_agency_2022&quot;,&quot;publisher&quot;:&quot;Routledge&quot;,&quot;title-short&quot;:&quot;Agency in cultural-historical activity theory&quot;,&quot;page&quot;:&quot;108-122&quot;,&quot;accessed&quot;:{&quot;date-parts&quot;:[[2023,2,22]]},&quot;DOI&quot;:&quot;10.1080/10749039.2022.2092151&quot;,&quot;ISSN&quot;:&quot;1074-9039&quot;,&quot;URL&quot;:&quot;https://doi.org/10.1080/10749039.2022.2092151&quot;,&quot;container-title&quot;:&quot;Mind, Culture, and Activity&quot;,&quot;source&quot;:&quot;Taylor and Francis+NEJM&quot;,&quot;title&quot;:&quot;Agency in cultural-historical activity theory: strengthening commitment to social transformation&quot;,&quot;volume&quot;:&quot;2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itation-key&quot;:&quot;hopwood_agency_2022&quot;,&quot;issued&quot;:{&quot;date-parts&quot;:[[2022,4,3]]},&quot;issue&quot;:&quot;2&quot;,&quot;author&quot;:[{&quot;family&quot;:&quot;Hopwood&quot;,&quot;given&quot;:&quot;Nick&quot;}]},&quot;uri&quot;:[&quot;http://zotero.org/users/1913249/items/RZ2E7GK8&quot;]}],&quot;properties&quot;:{&quot;formattedCitation&quot;:&quot;[@hopwood_agency_2022]&quot;,&quot;noteIndex&quot;:0},&quot;citationID&quot;:&quot;gutrzqtc&quot;} RNDdncbflvotb"/>&lt;Do Zotero Refresh: [@hopwood_agency_2022]&gt;<text:reference-mark-end text:name="ZOTERO_ITEM CSL_CITATION {&quot;schema&quot;:&quot;https://github.com/citation-style-language/schema/raw/master/csl-citation.json&quot;,&quot;citationItems&quot;:[{&quot;prefix&quot;:&quot;&quot;,&quot;id&quot;:8898,&quot;suffix&quot;:&quot;&quot;,&quot;uris&quot;:[&quot;http://zotero.org/users/1913249/items/RZ2E7GK8&quot;],&quot;itemData&quot;:{&quot;type&quot;:&quot;article-journal&quot;,&quot;id&quot;:&quot;hopwood_agency_2022&quot;,&quot;publisher&quot;:&quot;Routledge&quot;,&quot;title-short&quot;:&quot;Agency in cultural-historical activity theory&quot;,&quot;page&quot;:&quot;108-122&quot;,&quot;accessed&quot;:{&quot;date-parts&quot;:[[2023,2,22]]},&quot;DOI&quot;:&quot;10.1080/10749039.2022.2092151&quot;,&quot;ISSN&quot;:&quot;1074-9039&quot;,&quot;URL&quot;:&quot;https://doi.org/10.1080/10749039.2022.2092151&quot;,&quot;container-title&quot;:&quot;Mind, Culture, and Activity&quot;,&quot;source&quot;:&quot;Taylor and Francis+NEJM&quot;,&quot;title&quot;:&quot;Agency in cultural-historical activity theory: strengthening commitment to social transformation&quot;,&quot;volume&quot;:&quot;2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itation-key&quot;:&quot;hopwood_agency_2022&quot;,&quot;issued&quot;:{&quot;date-parts&quot;:[[2022,4,3]]},&quot;issue&quot;:&quot;2&quot;,&quot;author&quot;:[{&quot;family&quot;:&quot;Hopwood&quot;,&quot;given&quot;:&quot;Nick&quot;}]},&quot;uri&quot;:[&quot;http://zotero.org/users/1913249/items/RZ2E7GK8&quot;]}],&quot;properties&quot;:{&quot;formattedCitation&quot;:&quot;[@hopwood_agency_2022]&quot;,&quot;noteIndex&quot;:0},&quot;citationID&quot;:&quot;gutrzqtc&quot;} RNDdncbflvotb"/>.</text:p>
      <text:p text:style-name="Text_20_body"><text:span text:style-name="T1">Play testing, playgrounds and a walled garden - impact on agency</text:span></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4" text:outline-level="4"><text:bookmark-start text:name="use-of-restricted-set-of-collated-gdp-patterns"/>Use of restricted set of collated GDP patterns<text:bookmark-end text:name="use-of-restricted-set-of-collated-gdp-patterns"/></text:h>
      <text:list text:style-name="L30">
        <text:list-item>
          <text:p text:style-name="P165">outlines the advantages to using a restricted set of collaged GDPs which participants cover step by step.</text:p>
        </text:list-item>
        <text:list-item>
          <text:p text:style-name="P165">compares again to instructional tutorials (previously explored in methods chapter)AND to the process of working on a sprawling problem which seems unmanagable</text:p>
        </text:list-item>
        <text:list-item>
          <text:p text:style-name="P165">but which in with participants have to work with facilitators in depth to overcome issues to preserve a totally learner-driven approach (as per first iteration)</text:p>
        </text:list-item>
        <text:list-item>
          <text:p text:style-name="P165">The reduced list of GDPs in a framework in Eriksson’s intervention <text:reference-mark-start text:name="ZOTERO_ITEM CSL_CITATION {&quot;schema&quot;:&quot;https://github.com/citation-style-language/schema/raw/master/csl-citation.json&quot;,&quot;citationItems&quot;:[{&quot;prefix&quot;:&quot;&quot;,&quot;id&quot;:8543,&quot;suppress-author&quot;:true,&quot;uris&quot;:[&quot;http://zotero.org/users/1913249/items/YJKSC8LM&quot;],&quot;suffix&quot;:&quot;&quot;,&quot;itemData&quot;:{&quot;type&quot;:&quot;paper-conference&quot;,&quot;id&quot;:&quot;eriksson_using_2019&quot;,&quot;publisher&quot;:&quot;ACM&quot;,&quot;publisher-place&quot;:&quot;Boise ID USA&quot;,&quot;page&quot;:&quot;15-25&quot;,&quot;accessed&quot;:{&quot;date-parts&quot;:[[2022,8,9]]},&quot;DOI&quot;:&quot;10.1145/3311927.3323155&quot;,&quot;URL&quot;:&quot;https://dl.acm.org/doi/10.1145/3311927.3323155&quot;,&quot;event-place&quot;:&quot;Boise ID USA&quot;,&quot;event-title&quot;:&quot;IDC '19: Interaction Design and Children&quot;,&quot;source&quot;:&quot;DOI.org (Crossref)&quot;,&quot;title&quot;:&quot;Using Gameplay Design Patterns with Children in the Redesign of a Collaborative Co-located Game&quot;,&quot;language&quot;:&quot;en&quot;,&quot;issued&quot;:{&quot;date-parts&quot;:[[2019,6,12]]},&quot;citation-key&quot;:&quot;eriksson_using_2019&quot;,&quot;container-title&quot;:&quot;Proceedings of the 18th ACM International Conference on Interaction Design and Children&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uri&quot;:[&quot;http://zotero.org/users/1913249/items/YJKSC8LM&quot;]}],&quot;properties&quot;:{&quot;formattedCitation&quot;:&quot;[-@eriksson_using_2019]&quot;,&quot;noteIndex&quot;:0},&quot;citationID&quot;:&quot;ezfxdzbw&quot;} RNDbaxpeekxvj"/>&lt;Do Zotero Refresh: [-@eriksson_using_2019]&gt;<text:reference-mark-end text:name="ZOTERO_ITEM CSL_CITATION {&quot;schema&quot;:&quot;https://github.com/citation-style-language/schema/raw/master/csl-citation.json&quot;,&quot;citationItems&quot;:[{&quot;prefix&quot;:&quot;&quot;,&quot;id&quot;:8543,&quot;suppress-author&quot;:true,&quot;uris&quot;:[&quot;http://zotero.org/users/1913249/items/YJKSC8LM&quot;],&quot;suffix&quot;:&quot;&quot;,&quot;itemData&quot;:{&quot;type&quot;:&quot;paper-conference&quot;,&quot;id&quot;:&quot;eriksson_using_2019&quot;,&quot;publisher&quot;:&quot;ACM&quot;,&quot;publisher-place&quot;:&quot;Boise ID USA&quot;,&quot;page&quot;:&quot;15-25&quot;,&quot;accessed&quot;:{&quot;date-parts&quot;:[[2022,8,9]]},&quot;DOI&quot;:&quot;10.1145/3311927.3323155&quot;,&quot;URL&quot;:&quot;https://dl.acm.org/doi/10.1145/3311927.3323155&quot;,&quot;event-place&quot;:&quot;Boise ID USA&quot;,&quot;event-title&quot;:&quot;IDC '19: Interaction Design and Children&quot;,&quot;source&quot;:&quot;DOI.org (Crossref)&quot;,&quot;title&quot;:&quot;Using Gameplay Design Patterns with Children in the Redesign of a Collaborative Co-located Game&quot;,&quot;language&quot;:&quot;en&quot;,&quot;issued&quot;:{&quot;date-parts&quot;:[[2019,6,12]]},&quot;citation-key&quot;:&quot;eriksson_using_2019&quot;,&quot;container-title&quot;:&quot;Proceedings of the 18th ACM International Conference on Interaction Design and Children&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uri&quot;:[&quot;http://zotero.org/users/1913249/items/YJKSC8LM&quot;]}],&quot;properties&quot;:{&quot;formattedCitation&quot;:&quot;[-@eriksson_using_2019]&quot;,&quot;noteIndex&quot;:0},&quot;citationID&quot;:&quot;ezfxdzbw&quot;} RNDbaxpeekxvj"/>,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First_20_paragraph"><text:span text:style-name="T1">Evolving Peer practices</text:span></text:p>
      <text:list text:style-name="L31">
        <text:list-item>
          <text:p text:style-name="P166">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text:p>
      <text:list text:style-name="L32">
        <text:list-item>
          <text:p text:style-name="P167">Te and Da’s decision to explore a different starting point and add uncharded GDPs like following enemies.</text:p>
        </text:list-item>
      </text:list>
      <text:p text:style-name="First_20_paragraph">A potential tension which was resolved quickly in some ways. But at the cost of maintaining a working game.</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 MOVE SOME IN THE BODY OR DROP OTHERS - CREATE A HOLDING SECTION</text:p>
      <text:p text:style-name="Text_20_body">In teaching computing pedagogy the concepts of levels of abstraction is explored in some depth with an aim of <text:reference-mark-start text:name="ZOTERO_ITEM CSL_CITATION {&quot;schema&quot;:&quot;https://github.com/citation-style-language/schema/raw/master/csl-citation.json&quot;,&quot;citationItems&quot;:[{&quot;prefix&quot;:&quot;&quot;,&quot;id&quot;:7838,&quot;suffix&quot;:&quot;&quot;,&quot;uris&quot;:[&quot;http://zotero.org/users/1913249/items/94B8KBTT&quot;],&quot;itemData&quot;:{&quot;type&quot;:&quot;paper-conference&quot;,&quot;id&quot;:&quot;statter_teaching_2016&quot;,&quot;publisher&quot;:&quot;ACM Press&quot;,&quot;publisher-place&quot;:&quot;M&amp;#252;nster, Germany&quot;,&quot;page&quot;:&quot;80-83&quot;,&quot;accessed&quot;:{&quot;date-parts&quot;:[[2020,11,12]]},&quot;DOI&quot;:&quot;10.1145/2978249.2978261&quot;,&quot;URL&quot;:&quot;http://dl.acm.org/citation.cfm?doid=2978249.2978261&quot;,&quot;event-place&quot;:&quot;M&amp;#252;nster, Germany&quot;,&quot;event-title&quot;:&quot;the 11th Workshop in Primary and Secondary Computing Education&quot;,&quot;source&quot;:&quot;DOI.org (Crossref)&quot;,&quot;title&quot;:&quot;Teaching Abstract Thinking in Introduction to Computer Science for 7th Graders&quot;,&quot;language&quot;:&quot;en&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issued&quot;:{&quot;date-parts&quot;:[[2016]]},&quot;ISBN&quot;:&quot;978-1-4503-4223-0&quot;,&quot;author&quot;:[{&quot;family&quot;:&quot;Statter&quot;,&quot;given&quot;:&quot;David&quot;},{&quot;family&quot;:&quot;Armoni&quot;,&quot;given&quot;:&quot;Michal&quot;}]},&quot;uri&quot;:[&quot;http://zotero.org/users/1913249/items/94B8KBTT&quot;]},{&quot;prefix&quot;:&quot;&quot;,&quot;id&quot;:7828,&quot;suffix&quot;:&quot;&quot;,&quot;uris&quot;:[&quot;http://zotero.org/users/1913249/items/39JH9QJG&quot;],&quot;itemData&quot;:{&quot;type&quot;:&quot;paper-conference&quot;,&quot;id&quot;:&quot;waite_abstraction_2016&quot;,&quot;publisher&quot;:&quot;ACM Press&quot;,&quot;publisher-place&quot;:&quot;M&amp;#252;nster, Germany&quot;,&quot;page&quot;:&quot;112-113&quot;,&quot;accessed&quot;:{&quot;date-parts&quot;:[[2020,11,12]]},&quot;DOI&quot;:&quot;10.1145/2978249.2978272&quot;,&quot;URL&quot;:&quot;http://dl.acm.org/citation.cfm?doid=2978249.2978272&quot;,&quot;event-place&quot;:&quot;M&amp;#252;nster, Germany&quot;,&quot;event-title&quot;:&quot;the 11th Workshop in Primary and Secondary Computing Education&quot;,&quot;source&quot;:&quot;DOI.org (Crossref)&quot;,&quot;title&quot;:&quot;Abstraction and common classroom activities&quot;,&quot;language&quot;:&quot;en&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issued&quot;:{&quot;date-parts&quot;:[[2016]]},&quot;ISBN&quot;:&quot;978-1-4503-4223-0&quot;,&quot;author&quot;:[{&quot;family&quot;:&quot;Waite&quot;,&quot;given&quot;:&quot;Jane&quot;},{&quot;family&quot;:&quot;Curzon&quot;,&quot;given&quot;:&quot;Paul&quot;},{&quot;family&quot;:&quot;Marsh&quot;,&quot;given&quot;:&quot;William&quot;},{&quot;family&quot;:&quot;Sentance&quot;,&quot;given&quot;:&quot;Sue&quot;}]},&quot;uri&quot;:[&quot;http://zotero.org/users/1913249/items/39JH9QJG&quot;]},{&quot;prefix&quot;:&quot;&quot;,&quot;id&quot;:7654,&quot;suffix&quot;:&quot;&quot;,&quot;uris&quot;:[&quot;http://zotero.org/users/1913249/items/8KSA6TV2&quot;],&quot;itemData&quot;:{&quot;type&quot;:&quot;article-journal&quot;,&quot;id&quot;:&quot;waite_abstraction_2018-1&quot;,&quot;citation-key&quot;:&quot;waite_abstraction_2018-1&quot;,&quot;license&quot;:&quot;Copyright (c) 2018 Jane Lisa Waite, Paul Curzon, William Marsh, Sue Sentance, Alex Hadwen-Bennett&quot;,&quot;title-short&quot;:&quot;Abstraction in action&quot;,&quot;number&quot;:&quot;1&quot;,&quot;page&quot;:&quot;14-40&quot;,&quot;accessed&quot;:{&quot;date-parts&quot;:[[2020,10,17]]},&quot;DOI&quot;:&quot;10.21585/ijcses.v2i1.23&quot;,&quot;ISSN&quot;:&quot;2513-8359&quot;,&quot;URL&quot;:&quot;https://ijcses.org/index.php/ijcses/article/view/23&quot;,&quot;container-title&quot;:&quot;International Journal of Computer Science Education in Schools&quot;,&quot;source&quot;:&quot;ijcses.org&quot;,&quot;title&quot;:&quot;Abstraction in action: K-5 teachers' uses of levels of abstraction, particularly the design level, in teaching programming.&quot;,&quot;volume&quot;:&quot;2&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anguage&quot;:&quot;en&quot;,&quot;issue&quot;:&quot;1&quot;,&quot;issued&quot;:{&quot;date-parts&quot;:[[2018,1,31]]},&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uri&quot;:[&quot;http://zotero.org/users/1913249/items/8KSA6TV2&quot;]}],&quot;properties&quot;:{&quot;formattedCitation&quot;:&quot;[@statter_teaching_2016; @waite_abstraction_2016; @waite_abstraction_2018-1]&quot;,&quot;noteIndex&quot;:0},&quot;citationID&quot;:&quot;oplrcnth&quot;} RNDzpwtqatvyw"/>&lt;Do Zotero Refresh: [@statter_teaching_2016; @waite_abstraction_2016; @waite_abstraction_2018-1]&gt;<text:reference-mark-end text:name="ZOTERO_ITEM CSL_CITATION {&quot;schema&quot;:&quot;https://github.com/citation-style-language/schema/raw/master/csl-citation.json&quot;,&quot;citationItems&quot;:[{&quot;prefix&quot;:&quot;&quot;,&quot;id&quot;:7838,&quot;suffix&quot;:&quot;&quot;,&quot;uris&quot;:[&quot;http://zotero.org/users/1913249/items/94B8KBTT&quot;],&quot;itemData&quot;:{&quot;type&quot;:&quot;paper-conference&quot;,&quot;id&quot;:&quot;statter_teaching_2016&quot;,&quot;publisher&quot;:&quot;ACM Press&quot;,&quot;publisher-place&quot;:&quot;M&amp;#252;nster, Germany&quot;,&quot;page&quot;:&quot;80-83&quot;,&quot;accessed&quot;:{&quot;date-parts&quot;:[[2020,11,12]]},&quot;DOI&quot;:&quot;10.1145/2978249.2978261&quot;,&quot;URL&quot;:&quot;http://dl.acm.org/citation.cfm?doid=2978249.2978261&quot;,&quot;event-place&quot;:&quot;M&amp;#252;nster, Germany&quot;,&quot;event-title&quot;:&quot;the 11th Workshop in Primary and Secondary Computing Education&quot;,&quot;source&quot;:&quot;DOI.org (Crossref)&quot;,&quot;title&quot;:&quot;Teaching Abstract Thinking in Introduction to Computer Science for 7th Graders&quot;,&quot;language&quot;:&quot;en&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issued&quot;:{&quot;date-parts&quot;:[[2016]]},&quot;ISBN&quot;:&quot;978-1-4503-4223-0&quot;,&quot;author&quot;:[{&quot;family&quot;:&quot;Statter&quot;,&quot;given&quot;:&quot;David&quot;},{&quot;family&quot;:&quot;Armoni&quot;,&quot;given&quot;:&quot;Michal&quot;}]},&quot;uri&quot;:[&quot;http://zotero.org/users/1913249/items/94B8KBTT&quot;]},{&quot;prefix&quot;:&quot;&quot;,&quot;id&quot;:7828,&quot;suffix&quot;:&quot;&quot;,&quot;uris&quot;:[&quot;http://zotero.org/users/1913249/items/39JH9QJG&quot;],&quot;itemData&quot;:{&quot;type&quot;:&quot;paper-conference&quot;,&quot;id&quot;:&quot;waite_abstraction_2016&quot;,&quot;publisher&quot;:&quot;ACM Press&quot;,&quot;publisher-place&quot;:&quot;M&amp;#252;nster, Germany&quot;,&quot;page&quot;:&quot;112-113&quot;,&quot;accessed&quot;:{&quot;date-parts&quot;:[[2020,11,12]]},&quot;DOI&quot;:&quot;10.1145/2978249.2978272&quot;,&quot;URL&quot;:&quot;http://dl.acm.org/citation.cfm?doid=2978249.2978272&quot;,&quot;event-place&quot;:&quot;M&amp;#252;nster, Germany&quot;,&quot;event-title&quot;:&quot;the 11th Workshop in Primary and Secondary Computing Education&quot;,&quot;source&quot;:&quot;DOI.org (Crossref)&quot;,&quot;title&quot;:&quot;Abstraction and common classroom activities&quot;,&quot;language&quot;:&quot;en&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issued&quot;:{&quot;date-parts&quot;:[[2016]]},&quot;ISBN&quot;:&quot;978-1-4503-4223-0&quot;,&quot;author&quot;:[{&quot;family&quot;:&quot;Waite&quot;,&quot;given&quot;:&quot;Jane&quot;},{&quot;family&quot;:&quot;Curzon&quot;,&quot;given&quot;:&quot;Paul&quot;},{&quot;family&quot;:&quot;Marsh&quot;,&quot;given&quot;:&quot;William&quot;},{&quot;family&quot;:&quot;Sentance&quot;,&quot;given&quot;:&quot;Sue&quot;}]},&quot;uri&quot;:[&quot;http://zotero.org/users/1913249/items/39JH9QJG&quot;]},{&quot;prefix&quot;:&quot;&quot;,&quot;id&quot;:7654,&quot;suffix&quot;:&quot;&quot;,&quot;uris&quot;:[&quot;http://zotero.org/users/1913249/items/8KSA6TV2&quot;],&quot;itemData&quot;:{&quot;type&quot;:&quot;article-journal&quot;,&quot;id&quot;:&quot;waite_abstraction_2018-1&quot;,&quot;citation-key&quot;:&quot;waite_abstraction_2018-1&quot;,&quot;license&quot;:&quot;Copyright (c) 2018 Jane Lisa Waite, Paul Curzon, William Marsh, Sue Sentance, Alex Hadwen-Bennett&quot;,&quot;title-short&quot;:&quot;Abstraction in action&quot;,&quot;number&quot;:&quot;1&quot;,&quot;page&quot;:&quot;14-40&quot;,&quot;accessed&quot;:{&quot;date-parts&quot;:[[2020,10,17]]},&quot;DOI&quot;:&quot;10.21585/ijcses.v2i1.23&quot;,&quot;ISSN&quot;:&quot;2513-8359&quot;,&quot;URL&quot;:&quot;https://ijcses.org/index.php/ijcses/article/view/23&quot;,&quot;container-title&quot;:&quot;International Journal of Computer Science Education in Schools&quot;,&quot;source&quot;:&quot;ijcses.org&quot;,&quot;title&quot;:&quot;Abstraction in action: K-5 teachers' uses of levels of abstraction, particularly the design level, in teaching programming.&quot;,&quot;volume&quot;:&quot;2&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anguage&quot;:&quot;en&quot;,&quot;issue&quot;:&quot;1&quot;,&quot;issued&quot;:{&quot;date-parts&quot;:[[2018,1,31]]},&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uri&quot;:[&quot;http://zotero.org/users/1913249/items/8KSA6TV2&quot;]}],&quot;properties&quot;:{&quot;formattedCitation&quot;:&quot;[@statter_teaching_2016; @waite_abstraction_2016; @waite_abstraction_2018-1]&quot;,&quot;noteIndex&quot;:0},&quot;citationID&quot;:&quot;oplrcnth&quot;} RNDzpwtqatvyw"/>.</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tems&quot;:[{&quot;prefix&quot;:&quot;&quot;,&quot;id&quot;:2973,&quot;suffix&quot;:&quot;&quot;,&quot;uris&quot;:[&quot;http://zotero.org/users/1913249/items/5QGUDFAX&quot;],&quot;itemData&quot;:{&quot;type&quot;:&quot;article-journal&quot;,&quot;id&quot;:&quot;waite_abstraction_2018&quot;,&quot;citation-key&quot;:&quot;waite_abstraction_2018&quot;,&quot;title-short&quot;:&quot;Abstraction in action&quot;,&quot;page&quot;:&quot;14&quot;,&quot;accessed&quot;:{&quot;date-parts&quot;:[[2019,12,10]]},&quot;DOI&quot;:&quot;10.21585/ijcses.v2i1.23&quot;,&quot;container-title-short&quot;:&quot;IJCSES&quot;,&quot;ISSN&quot;:&quot;2513-8359&quot;,&quot;URL&quot;:&quot;http://ijcses.org/index.php/ijcses/article/view/23&quot;,&quot;container-title&quot;:&quot;International Journal of Computer Science Education in Schools&quot;,&quot;source&quot;:&quot;DOI.org (Crossref)&quot;,&quot;title&quot;:&quot;Abstraction in action: K-5 teachers' uses of levels of abstraction, particularly the design level, in teaching programming.&quot;,&quot;volume&quot;:&quot;2&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2018,1,31]]},&quot;language&quot;:&quot;en&quot;,&quot;issue&quot;:&quot;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uri&quot;:[&quot;http://zotero.org/users/1913249/items/5QGUDFAX&quot;]}],&quot;properties&quot;:{&quot;formattedCitation&quot;:&quot;[@waite_abstraction_2018]&quot;,&quot;noteIndex&quot;:0},&quot;citationID&quot;:&quot;vztxzrme&quot;} RNDvxcqgqfsii"/>&lt;Do Zotero Refresh: [@waite_abstraction_2018]&gt;<text:reference-mark-end text:name="ZOTERO_ITEM CSL_CITATION {&quot;schema&quot;:&quot;https://github.com/citation-style-language/schema/raw/master/csl-citation.json&quot;,&quot;citationItems&quot;:[{&quot;prefix&quot;:&quot;&quot;,&quot;id&quot;:2973,&quot;suffix&quot;:&quot;&quot;,&quot;uris&quot;:[&quot;http://zotero.org/users/1913249/items/5QGUDFAX&quot;],&quot;itemData&quot;:{&quot;type&quot;:&quot;article-journal&quot;,&quot;id&quot;:&quot;waite_abstraction_2018&quot;,&quot;citation-key&quot;:&quot;waite_abstraction_2018&quot;,&quot;title-short&quot;:&quot;Abstraction in action&quot;,&quot;page&quot;:&quot;14&quot;,&quot;accessed&quot;:{&quot;date-parts&quot;:[[2019,12,10]]},&quot;DOI&quot;:&quot;10.21585/ijcses.v2i1.23&quot;,&quot;container-title-short&quot;:&quot;IJCSES&quot;,&quot;ISSN&quot;:&quot;2513-8359&quot;,&quot;URL&quot;:&quot;http://ijcses.org/index.php/ijcses/article/view/23&quot;,&quot;container-title&quot;:&quot;International Journal of Computer Science Education in Schools&quot;,&quot;source&quot;:&quot;DOI.org (Crossref)&quot;,&quot;title&quot;:&quot;Abstraction in action: K-5 teachers' uses of levels of abstraction, particularly the design level, in teaching programming.&quot;,&quot;volume&quot;:&quot;2&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2018,1,31]]},&quot;language&quot;:&quot;en&quot;,&quot;issue&quot;:&quot;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uri&quot;:[&quot;http://zotero.org/users/1913249/items/5QGUDFAX&quot;]}],&quot;properties&quot;:{&quot;formattedCitation&quot;:&quot;[@waite_abstraction_2018]&quot;,&quot;noteIndex&quot;:0},&quot;citationID&quot;:&quot;vztxzrme&quot;} RNDvxcqgqfsii"/>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schema&quot;:&quot;https://github.com/citation-style-language/schema/raw/master/csl-citation.json&quot;,&quot;citationItems&quot;:[{&quot;prefix&quot;:&quot;&quot;,&quot;id&quot;:48,&quot;suffix&quot;:&quot;&quot;,&quot;uris&quot;:[&quot;http://zotero.org/users/1913249/items/6SGNVNII&quot;],&quot;itemData&quot;:{&quot;type&quot;:&quot;article-journal&quot;,&quot;id&quot;:&quot;dearden_pattern_2006&quot;,&quot;citation-key&quot;:&quot;dearden_pattern_2006&quot;,&quot;title-short&quot;:&quot;Pattern Languages in HCI&quot;,&quot;page&quot;:&quot;49-102&quot;,&quot;accessed&quot;:{&quot;date-parts&quot;:[[2020,3,31]]},&quot;DOI&quot;:&quot;10.1207/s15327051hci2101_3&quot;,&quot;container-title-short&quot;:&quot;Human–Computer Interaction&quot;,&quot;ISSN&quot;:&quot;0737-0024, 1532-7051&quot;,&quot;URL&quot;:&quot;https://www.tandfonline.com/doi/full/10.1207/s15327051hci2101_3&quot;,&quot;container-title&quot;:&quot;Human–Computer Interaction&quot;,&quot;source&quot;:&quot;DOI.org (Crossref)&quot;,&quot;title&quot;:&quot;Pattern Languages in HCI: A Critical Review&quot;,&quot;volume&quot;:&quot;21&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ssued&quot;:{&quot;date-parts&quot;:[[2006,3]]},&quot;language&quot;:&quot;en&quot;,&quot;issue&quot;:&quot;1&quot;,&quot;author&quot;:[{&quot;family&quot;:&quot;Dearden&quot;,&quot;given&quot;:&quot;Andy&quot;},{&quot;family&quot;:&quot;Finlay&quot;,&quot;given&quot;:&quot;Janet&quot;}]},&quot;uri&quot;:[&quot;http://zotero.org/users/1913249/items/6SGNVNII&quot;]}],&quot;properties&quot;:{&quot;formattedCitation&quot;:&quot;[@dearden_pattern_2006]&quot;,&quot;noteIndex&quot;:0},&quot;citationID&quot;:&quot;gbqfqnzh&quot;} RNDoscmpyliwl"/>&lt;Do Zotero Refresh: [@dearden_pattern_2006]&gt;<text:reference-mark-end text:name="ZOTERO_ITEM CSL_CITATION {&quot;schema&quot;:&quot;https://github.com/citation-style-language/schema/raw/master/csl-citation.json&quot;,&quot;citationItems&quot;:[{&quot;prefix&quot;:&quot;&quot;,&quot;id&quot;:48,&quot;suffix&quot;:&quot;&quot;,&quot;uris&quot;:[&quot;http://zotero.org/users/1913249/items/6SGNVNII&quot;],&quot;itemData&quot;:{&quot;type&quot;:&quot;article-journal&quot;,&quot;id&quot;:&quot;dearden_pattern_2006&quot;,&quot;citation-key&quot;:&quot;dearden_pattern_2006&quot;,&quot;title-short&quot;:&quot;Pattern Languages in HCI&quot;,&quot;page&quot;:&quot;49-102&quot;,&quot;accessed&quot;:{&quot;date-parts&quot;:[[2020,3,31]]},&quot;DOI&quot;:&quot;10.1207/s15327051hci2101_3&quot;,&quot;container-title-short&quot;:&quot;Human–Computer Interaction&quot;,&quot;ISSN&quot;:&quot;0737-0024, 1532-7051&quot;,&quot;URL&quot;:&quot;https://www.tandfonline.com/doi/full/10.1207/s15327051hci2101_3&quot;,&quot;container-title&quot;:&quot;Human–Computer Interaction&quot;,&quot;source&quot;:&quot;DOI.org (Crossref)&quot;,&quot;title&quot;:&quot;Pattern Languages in HCI: A Critical Review&quot;,&quot;volume&quot;:&quot;21&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ssued&quot;:{&quot;date-parts&quot;:[[2006,3]]},&quot;language&quot;:&quot;en&quot;,&quot;issue&quot;:&quot;1&quot;,&quot;author&quot;:[{&quot;family&quot;:&quot;Dearden&quot;,&quot;given&quot;:&quot;Andy&quot;},{&quot;family&quot;:&quot;Finlay&quot;,&quot;given&quot;:&quot;Janet&quot;}]},&quot;uri&quot;:[&quot;http://zotero.org/users/1913249/items/6SGNVNII&quot;]}],&quot;properties&quot;:{&quot;formattedCitation&quot;:&quot;[@dearden_pattern_2006]&quot;,&quot;noteIndex&quot;:0},&quot;citationID&quot;:&quot;gbqfqnzh&quot;} RNDoscmpyliwl"/>. The idea of middle level construct is also present in the research of eriksson and colleagues using GDP to collaboratively design games with young people. <text:reference-mark-start text:name="ZOTERO_ITEM CSL_CITATION {&quot;schema&quot;:&quot;https://github.com/citation-style-language/schema/raw/master/csl-citation.json&quot;,&quot;citationItems&quot;:[{&quot;prefix&quot;:&quot;&quot;,&quot;id&quot;:8543,&quot;suppress-author&quot;:true,&quot;uris&quot;:[&quot;http://zotero.org/users/1913249/items/YJKSC8LM&quot;],&quot;suffix&quot;:&quot;&quot;,&quot;itemData&quot;:{&quot;type&quot;:&quot;paper-conference&quot;,&quot;id&quot;:&quot;eriksson_using_2019&quot;,&quot;publisher&quot;:&quot;ACM&quot;,&quot;publisher-place&quot;:&quot;Boise ID USA&quot;,&quot;page&quot;:&quot;15-25&quot;,&quot;accessed&quot;:{&quot;date-parts&quot;:[[2022,8,9]]},&quot;DOI&quot;:&quot;10.1145/3311927.3323155&quot;,&quot;URL&quot;:&quot;https://dl.acm.org/doi/10.1145/3311927.3323155&quot;,&quot;event-place&quot;:&quot;Boise ID USA&quot;,&quot;event-title&quot;:&quot;IDC '19: Interaction Design and Children&quot;,&quot;source&quot;:&quot;DOI.org (Crossref)&quot;,&quot;title&quot;:&quot;Using Gameplay Design Patterns with Children in the Redesign of a Collaborative Co-located Game&quot;,&quot;language&quot;:&quot;en&quot;,&quot;issued&quot;:{&quot;date-parts&quot;:[[2019,6,12]]},&quot;citation-key&quot;:&quot;eriksson_using_2019&quot;,&quot;container-title&quot;:&quot;Proceedings of the 18th ACM International Conference on Interaction Design and Children&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uri&quot;:[&quot;http://zotero.org/users/1913249/items/YJKSC8LM&quot;]}],&quot;properties&quot;:{&quot;formattedCitation&quot;:&quot;[-@eriksson_using_2019]&quot;,&quot;noteIndex&quot;:0},&quot;citationID&quot;:&quot;aipvgrmm&quot;} RNDhseqbksrqj"/>&lt;Do Zotero Refresh: [-@eriksson_using_2019]&gt;<text:reference-mark-end text:name="ZOTERO_ITEM CSL_CITATION {&quot;schema&quot;:&quot;https://github.com/citation-style-language/schema/raw/master/csl-citation.json&quot;,&quot;citationItems&quot;:[{&quot;prefix&quot;:&quot;&quot;,&quot;id&quot;:8543,&quot;suppress-author&quot;:true,&quot;uris&quot;:[&quot;http://zotero.org/users/1913249/items/YJKSC8LM&quot;],&quot;suffix&quot;:&quot;&quot;,&quot;itemData&quot;:{&quot;type&quot;:&quot;paper-conference&quot;,&quot;id&quot;:&quot;eriksson_using_2019&quot;,&quot;publisher&quot;:&quot;ACM&quot;,&quot;publisher-place&quot;:&quot;Boise ID USA&quot;,&quot;page&quot;:&quot;15-25&quot;,&quot;accessed&quot;:{&quot;date-parts&quot;:[[2022,8,9]]},&quot;DOI&quot;:&quot;10.1145/3311927.3323155&quot;,&quot;URL&quot;:&quot;https://dl.acm.org/doi/10.1145/3311927.3323155&quot;,&quot;event-place&quot;:&quot;Boise ID USA&quot;,&quot;event-title&quot;:&quot;IDC '19: Interaction Design and Children&quot;,&quot;source&quot;:&quot;DOI.org (Crossref)&quot;,&quot;title&quot;:&quot;Using Gameplay Design Patterns with Children in the Redesign of a Collaborative Co-located Game&quot;,&quot;language&quot;:&quot;en&quot;,&quot;issued&quot;:{&quot;date-parts&quot;:[[2019,6,12]]},&quot;citation-key&quot;:&quot;eriksson_using_2019&quot;,&quot;container-title&quot;:&quot;Proceedings of the 18th ACM International Conference on Interaction Design and Children&quot;,&quot;ISBN&quot;:&quot;978-1-4503-6690-8&quot;,&quot;author&quot;:[{&quot;family&quot;:&quot;Eriksson&quot;,&quot;given&quot;:&quot;Eva&quot;},{&quot;family&quot;:&quot;Baykal&quot;,&quot;given&quot;:&quot;Gökçe Elif&quot;},{&quot;family&quot;:&quot;Björk&quot;,&quot;given&quot;:&quot;Staffan&quot;},{&quot;family&quot;:&quot;Torgersson&quot;,&quot;given&quot;:&quot;Olof&quot;}]},&quot;uri&quot;:[&quot;http://zotero.org/users/1913249/items/YJKSC8LM&quot;]}],&quot;properties&quot;:{&quot;formattedCitation&quot;:&quot;[-@eriksson_using_2019]&quot;,&quot;noteIndex&quot;:0},&quot;citationID&quot;:&quot;aipvgrmm&quot;} RNDhseqbksrqj"/></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chnical concepts suiting transfer<text:bookmark-end text:name="technical-concepts-suiting-transfer"/></text:h>
      <text:p text:style-name="First_20_paragraph">NOTE likely move this to another chapter. Learning maps - additional discussion on learning dimensions - or conclusion / next ste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text:style-name="L33">
        <text:list-item>
          <text:p text:style-name="P168">Use of levels as a array which is parsed by a loop to create layout</text:p>
        </text:list-item>
        <text:list-item>
          <text:p text:style-name="P168">Logic statements of varied degrees of complexity</text:p>
        </text:list-item>
        <text:list-item>
          <text:p text:style-name="P168">Functions - code patching into the right area</text:p>
        </text:list-item>
      </text:list>
      <text:h text:style-name="Heading_20_4" text:outline-level="4"><text:bookmark-start text:name="use-of-gdp-as-communication-short-cuts"/>Use of GDP as communication short cuts<text:bookmark-end text:name="use-of-gdp-as-communication-short-cuts"/></text:h>
      <text:p text:style-name="First_20_paragraph"><text:span text:style-name="T1">Discussing Game design patterns as a tool to expose and give participants a language to discuss and resolve tensions (Practitioner focus)</text:span></text:p>
      <text:p text:style-name="Text_20_body">This section;</text:p>
      <text:list text:style-name="L34">
        <text:list-item>
          <text:p text:style-name="P169">synthesises examples which highlight the value of developing share language and short cuts</text:p>
        </text:list-item>
        <text:list-item>
          <text:p text:style-name="P169">explores possible drawbacks</text:p>
        </text:list-item>
        <text:list-item>
          <text:p text:style-name="P169">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3" text:outline-level="3"><text:bookmark-start text:name="call-back-to-design-practices"/>Call back to design practices<text:bookmark-end text:name="call-back-to-design-practices"/></text:h>
      <text:p text:style-name="First_20_paragraph">As per last chapter but develop in relation to GDPs</text:p>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p text:style-name="Text_20_body">NEEDS MORE DEVELOPMENT</text:p>
      <text:section text:name=" ZOTERO_BIBL {&quot;uncited&quot;:[],&quot;omitted&quot;:[],&quot;custom&quot;:[]} CSL_BIBLIOGRAPHY RNDepqsitfxrq">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06T12:08:33Z</meta:creation-date>
    <dc:date>2023-03-06T12:08:3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